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7.55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96552" calcext:value-type="float">
            <text:p><text:s text:c="3"/>96,552</text:p>
          </table:table-cell>
          <table:table-cell table:style-name="ce44" table:formula="of:=[.D36]+[.D37]" office:value-type="float" office:value="96116" calcext:value-type="float">
            <text:p><text:s text:c="3"/>96,116</text:p>
          </table:table-cell>
          <table:table-cell table:style-name="ce44" table:formula="of:=[.E36]+[.E37]" office:value-type="float" office:value="14863" calcext:value-type="float">
            <text:p><text:s text:c="3"/>14,863</text:p>
          </table:table-cell>
          <table:table-cell table:style-name="ce44" table:formula="of:=[.F36]+[.F37]" office:value-type="float" office:value="10238" calcext:value-type="float">
            <text:p><text:s text:c="3"/>10,238</text:p>
          </table:table-cell>
          <table:table-cell table:style-name="ce44" table:formula="of:=[.G36]+[.G37]" office:value-type="float" office:value="441" calcext:value-type="float">
            <text:p><text:s text:c="3"/>441</text:p>
          </table:table-cell>
          <table:table-cell table:style-name="ce44" table:formula="of:=[.H36]+[.H37]" office:value-type="float" office:value="178" calcext:value-type="float">
            <text:p><text:s text:c="3"/>178</text:p>
          </table:table-cell>
          <table:table-cell table:style-name="ce44" table:formula="of:=[.I36]+[.I37]" office:value-type="float" office:value="69" calcext:value-type="float">
            <text:p><text:s text:c="3"/>6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4611" calcext:value-type="float">
            <text:p><text:s text:c="3"/>44,611</text:p>
          </table:table-cell>
          <table:table-cell table:style-name="ce45" office:value-type="float" office:value="45023" calcext:value-type="float">
            <text:p><text:s text:c="3"/>45,023</text:p>
          </table:table-cell>
          <table:table-cell table:style-name="ce56" office:value-type="float" office:value="7777" calcext:value-type="float">
            <text:p><text:s text:c="3"/>7,777</text:p>
          </table:table-cell>
          <table:table-cell table:style-name="ce56" office:value-type="float" office:value="6376" calcext:value-type="float">
            <text:p><text:s text:c="3"/>6,376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6059" calcext:value-type="float">
            <text:p><text:s text:c="3"/>6,059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1941" calcext:value-type="float">
            <text:p><text:s text:c="3"/>51,941</text:p>
          </table:table-cell>
          <table:table-cell table:style-name="ce45" office:value-type="float" office:value="51093" calcext:value-type="float">
            <text:p><text:s text:c="3"/>51,093</text:p>
          </table:table-cell>
          <table:table-cell table:style-name="ce56" office:value-type="float" office:value="7086" calcext:value-type="float">
            <text:p><text:s text:c="3"/>7,086</text:p>
          </table:table-cell>
          <table:table-cell table:style-name="ce56" office:value-type="float" office:value="3862" calcext:value-type="float">
            <text:p><text:s text:c="3"/>3,862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83493" calcext:value-type="float">
            <text:p><text:s text:c="3"/>83,493</text:p>
          </table:table-cell>
          <table:table-cell table:style-name="ce44" table:formula="of:=[.D39]+[.D40]" office:value-type="float" office:value="80780" calcext:value-type="float">
            <text:p><text:s text:c="3"/>80,780</text:p>
          </table:table-cell>
          <table:table-cell table:style-name="ce44" table:formula="of:=[.E39]+[.E40]" office:value-type="float" office:value="19233" calcext:value-type="float">
            <text:p><text:s text:c="3"/>19,233</text:p>
          </table:table-cell>
          <table:table-cell table:style-name="ce44" table:formula="of:=[.F39]+[.F40]" office:value-type="float" office:value="12260" calcext:value-type="float">
            <text:p><text:s text:c="3"/>12,260</text:p>
          </table:table-cell>
          <table:table-cell table:style-name="ce44" table:formula="of:=[.G39]+[.G40]" office:value-type="float" office:value="495" calcext:value-type="float">
            <text:p><text:s text:c="3"/>495</text:p>
          </table:table-cell>
          <table:table-cell table:style-name="ce44" table:formula="of:=[.H39]+[.H40]" office:value-type="float" office:value="267" calcext:value-type="float">
            <text:p><text:s text:c="3"/>267</text:p>
          </table:table-cell>
          <table:table-cell table:style-name="ce44" table:formula="of:=[.I39]+[.I40]" office:value-type="float" office:value="74" calcext:value-type="float">
            <text:p><text:s text:c="3"/>7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34" calcext:value-type="float">
            <text:p><text:s text:c="3"/>37,134</text:p>
          </table:table-cell>
          <table:table-cell table:style-name="ce45" office:value-type="float" office:value="36570" calcext:value-type="float">
            <text:p><text:s text:c="3"/>36,570</text:p>
          </table:table-cell>
          <table:table-cell table:style-name="ce56" office:value-type="float" office:value="10018" calcext:value-type="float">
            <text:p><text:s text:c="3"/>10,018</text:p>
          </table:table-cell>
          <table:table-cell table:style-name="ce56" office:value-type="float" office:value="7557" calcext:value-type="float">
            <text:p><text:s text:c="3"/>7,557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2302" calcext:value-type="float">
            <text:p><text:s text:c="3"/>12,302</text:p>
          </table:table-cell>
          <table:table-cell table:style-name="ce56" office:value-type="float" office:value="5275" calcext:value-type="float">
            <text:p><text:s text:c="3"/>5,27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6359" calcext:value-type="float">
            <text:p><text:s text:c="3"/>46,359</text:p>
          </table:table-cell>
          <table:table-cell table:style-name="ce45" office:value-type="float" office:value="44210" calcext:value-type="float">
            <text:p><text:s text:c="3"/>44,210</text:p>
          </table:table-cell>
          <table:table-cell table:style-name="ce56" office:value-type="float" office:value="9215" calcext:value-type="float">
            <text:p><text:s text:c="3"/>9,215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75864" calcext:value-type="float">
            <text:p><text:s text:c="3"/>75,864</text:p>
          </table:table-cell>
          <table:table-cell table:style-name="ce44" table:formula="of:=[.D42]+[.D43]" office:value-type="float" office:value="72880" calcext:value-type="float">
            <text:p><text:s text:c="3"/>72,880</text:p>
          </table:table-cell>
          <table:table-cell table:style-name="ce44" table:formula="of:=[.E42]+[.E43]" office:value-type="float" office:value="19311" calcext:value-type="float">
            <text:p><text:s text:c="3"/>19,311</text:p>
          </table:table-cell>
          <table:table-cell table:style-name="ce44" table:formula="of:=[.F42]+[.F43]" office:value-type="float" office:value="11510" calcext:value-type="float">
            <text:p><text:s text:c="3"/>11,510</text:p>
          </table:table-cell>
          <table:table-cell table:style-name="ce44" table:formula="of:=[.G42]+[.G43]" office:value-type="float" office:value="465" calcext:value-type="float">
            <text:p><text:s text:c="3"/>465</text:p>
          </table:table-cell>
          <table:table-cell table:style-name="ce44" table:formula="of:=[.H42]+[.H43]" office:value-type="float" office:value="216" calcext:value-type="float">
            <text:p><text:s text:c="3"/>216</text:p>
          </table:table-cell>
          <table:table-cell table:style-name="ce44" table:formula="of:=[.I42]+[.I43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77055" calcext:value-type="float">
            <text:p><text:s text:c="3"/>77,055</text:p>
          </table:table-cell>
          <table:table-cell table:style-name="ce44" table:formula="of:=[.D45]+[.D46]" office:value-type="float" office:value="71917" calcext:value-type="float">
            <text:p><text:s text:c="3"/>71,917</text:p>
          </table:table-cell>
          <table:table-cell table:style-name="ce44" table:formula="of:=[.E45]+[.E46]" office:value-type="float" office:value="19353" calcext:value-type="float">
            <text:p><text:s text:c="3"/>19,353</text:p>
          </table:table-cell>
          <table:table-cell table:style-name="ce44" table:formula="of:=[.F45]+[.F46]" office:value-type="float" office:value="11913" calcext:value-type="float">
            <text:p><text:s text:c="3"/>11,913</text:p>
          </table:table-cell>
          <table:table-cell table:style-name="ce44" table:formula="of:=[.G45]+[.G46]" office:value-type="float" office:value="443" calcext:value-type="float">
            <text:p><text:s text:c="3"/>443</text:p>
          </table:table-cell>
          <table:table-cell table:style-name="ce44" table:formula="of:=[.H45]+[.H46]" office:value-type="float" office:value="210" calcext:value-type="float">
            <text:p><text:s text:c="3"/>210</text:p>
          </table:table-cell>
          <table:table-cell table:style-name="ce44" table:formula="of:=[.I45]+[.I46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九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50];[.C53];[.C56];[.C59];[.C62];[.C65];[.C68];[.C71];[.C74])" office:value-type="float" office:value="905240" calcext:value-type="float">
            <text:p><text:s text:c="3"/>905,240</text:p>
          </table:table-cell>
          <table:table-cell table:style-name="ce47" table:formula="of:=SUM([.D50];[.D53];[.D56];[.D59];[.D62];[.D65];[.D68];[.D71];[.D74])" office:value-type="float" office:value="890933" calcext:value-type="float">
            <text:p><text:s text:c="3"/>890,933</text:p>
          </table:table-cell>
          <table:table-cell table:style-name="ce47" table:formula="of:=SUM([.E50];[.E53];[.E56];[.E59];[.E62];[.E65];[.E68];[.E71];[.E74])" office:value-type="float" office:value="142766" calcext:value-type="float">
            <text:p><text:s text:c="3"/>142,766</text:p>
          </table:table-cell>
          <table:table-cell table:style-name="ce47" table:formula="of:=SUM([.F50];[.F53];[.F56];[.F59];[.F62];[.F65];[.F68];[.F71];[.F74])" office:value-type="float" office:value="107696" calcext:value-type="float">
            <text:p><text:s text:c="3"/>107,696</text:p>
          </table:table-cell>
          <table:table-cell table:style-name="ce47" table:formula="of:=SUM([.G50];[.G53];[.G56];[.G59];[.G62];[.G65];[.G68];[.G71];[.G74])" office:value-type="float" office:value="3761" calcext:value-type="float">
            <text:p><text:s text:c="3"/>3,761</text:p>
          </table:table-cell>
          <table:table-cell table:style-name="ce47" table:formula="of:=SUM([.H50];[.H53];[.H56];[.H59];[.H62];[.H65];[.H68];[.H71];[.H74])" office:value-type="float" office:value="2127" calcext:value-type="float">
            <text:p><text:s text:c="3"/>2,127</text:p>
          </table:table-cell>
          <table:table-cell table:style-name="ce47" table:formula="of:=SUM([.I50];[.I53];[.I56];[.I59];[.I62];[.I65];[.I68];[.I71];[.I74])" office:value-type="float" office:value="881" calcext:value-type="float">
            <text:p><text:s text:c="3"/>881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51];[.C54];[.C57];[.C60];[.C63];[.C66];[.C69];[.C72];[.C75])" office:value-type="float" office:value="405876" calcext:value-type="float">
            <text:p><text:s text:c="3"/>405,876</text:p>
          </table:table-cell>
          <table:table-cell table:style-name="ce41" table:formula="of:=SUM([.D51];[.D54];[.D57];[.D60];[.D63];[.D66];[.D69];[.D72];[.D75])" office:value-type="float" office:value="405174" calcext:value-type="float">
            <text:p><text:s text:c="3"/>405,174</text:p>
          </table:table-cell>
          <table:table-cell table:style-name="ce41" table:formula="of:=SUM([.E51];[.E54];[.E57];[.E60];[.E63];[.E66];[.E69];[.E72];[.E75])" office:value-type="float" office:value="74799" calcext:value-type="float">
            <text:p><text:s text:c="3"/>74,799</text:p>
          </table:table-cell>
          <table:table-cell table:style-name="ce41" table:formula="of:=SUM([.F51];[.F54];[.F57];[.F60];[.F63];[.F66];[.F69];[.F72];[.F75])" office:value-type="float" office:value="66347" calcext:value-type="float">
            <text:p><text:s text:c="3"/>66,347</text:p>
          </table:table-cell>
          <table:table-cell table:style-name="ce41" table:formula="of:=SUM([.G51];[.G54];[.G57];[.G60];[.G63];[.G66];[.G69];[.G72];[.G75])" office:value-type="float" office:value="1935" calcext:value-type="float">
            <text:p><text:s text:c="3"/>1,935</text:p>
          </table:table-cell>
          <table:table-cell table:style-name="ce41" table:formula="of:=SUM([.H51];[.H54];[.H57];[.H60];[.H63];[.H66];[.H69];[.H72];[.H75])" office:value-type="float" office:value="1042" calcext:value-type="float">
            <text:p><text:s text:c="3"/>1,042</text:p>
          </table:table-cell>
          <table:table-cell table:style-name="ce41" table:formula="of:=SUM([.I51];[.I54];[.I57];[.I60];[.I63];[.I66];[.I69];[.I72];[.I75])" office:value-type="float" office:value="471" calcext:value-type="float">
            <text:p><text:s text:c="3"/>471</text:p>
          </table:table-cell>
          <table:table-cell table:style-name="ce41" table:formula="of:=SUM([.J51];[.J54];[.J57];[.J60];[.J63];[.J66];[.J69];[.J72];[.J75])" office:value-type="float" office:value="102290" calcext:value-type="float">
            <text:p><text:s text:c="3"/>102,290</text:p>
          </table:table-cell>
          <table:table-cell table:style-name="ce39" table:formula="of:=SUM([.K51];[.K54];[.K57];[.K60];[.K63];[.K66];[.K69];[.K72];[.K75])" office:value-type="float" office:value="41915" calcext:value-type="float">
            <text:p><text:s text:c="3"/>41,91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52];[.C55];[.C58];[.C61];[.C64];[.C67];[.C70];[.C73];[.C76])" office:value-type="float" office:value="499364" calcext:value-type="float">
            <text:p><text:s text:c="3"/>499,364</text:p>
          </table:table-cell>
          <table:table-cell table:style-name="ce42" table:formula="of:=SUM([.D52];[.D55];[.D58];[.D61];[.D64];[.D67];[.D70];[.D73];[.D76])" office:value-type="float" office:value="485759" calcext:value-type="float">
            <text:p><text:s text:c="3"/>485,759</text:p>
          </table:table-cell>
          <table:table-cell table:style-name="ce42" table:formula="of:=SUM([.E52];[.E55];[.E58];[.E61];[.E64];[.E67];[.E70];[.E73];[.E76])" office:value-type="float" office:value="67967" calcext:value-type="float">
            <text:p><text:s text:c="3"/>67,967</text:p>
          </table:table-cell>
          <table:table-cell table:style-name="ce42" table:formula="of:=SUM([.F52];[.F55];[.F58];[.F61];[.F64];[.F67];[.F70];[.F73];[.F76])" office:value-type="float" office:value="41349" calcext:value-type="float">
            <text:p><text:s text:c="3"/>41,349</text:p>
          </table:table-cell>
          <table:table-cell table:style-name="ce42" table:formula="of:=SUM([.G52];[.G55];[.G58];[.G61];[.G64];[.G67];[.G70];[.G73];[.G76])" office:value-type="float" office:value="1826" calcext:value-type="float">
            <text:p><text:s text:c="3"/>1,826</text:p>
          </table:table-cell>
          <table:table-cell table:style-name="ce42" table:formula="of:=SUM([.H52];[.H55];[.H58];[.H61];[.H64];[.H67];[.H70];[.H73];[.H76])" office:value-type="float" office:value="1085" calcext:value-type="float">
            <text:p><text:s text:c="3"/>1,085</text:p>
          </table:table-cell>
          <table:table-cell table:style-name="ce42" table:formula="of:=SUM([.I52];[.I55];[.I58];[.I61];[.I64];[.I67];[.I70];[.I73];[.I76])" office:value-type="float" office:value="410" calcext:value-type="float">
            <text:p><text:s text:c="3"/>410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86934" calcext:value-type="float">
            <text:p><text:s text:c="3"/>86,934</text:p>
          </table:table-cell>
          <table:table-cell table:style-name="ce44" table:formula="of:=[.D51]+[.D52]" office:value-type="float" office:value="84261" calcext:value-type="float">
            <text:p><text:s text:c="3"/>84,261</text:p>
          </table:table-cell>
          <table:table-cell table:style-name="ce44" table:formula="of:=[.E51]+[.E52]" office:value-type="float" office:value="18323" calcext:value-type="float">
            <text:p><text:s text:c="3"/>18,323</text:p>
          </table:table-cell>
          <table:table-cell table:style-name="ce44" table:formula="of:=[.F51]+[.F52]" office:value-type="float" office:value="12897" calcext:value-type="float">
            <text:p><text:s text:c="3"/>12,897</text:p>
          </table:table-cell>
          <table:table-cell table:style-name="ce44" table:formula="of:=[.G51]+[.G52]" office:value-type="float" office:value="451" calcext:value-type="float">
            <text:p><text:s text:c="3"/>451</text:p>
          </table:table-cell>
          <table:table-cell table:style-name="ce44" table:formula="of:=[.H51]+[.H52]" office:value-type="float" office:value="231" calcext:value-type="float">
            <text:p><text:s text:c="3"/>231</text:p>
          </table:table-cell>
          <table:table-cell table:style-name="ce44" table:formula="of:=[.I51]+[.I52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79900" calcext:value-type="float">
            <text:p><text:s text:c="3"/>79,900</text:p>
          </table:table-cell>
          <table:table-cell table:style-name="ce44" table:formula="of:=[.D54]+[.D55]" office:value-type="float" office:value="75997" calcext:value-type="float">
            <text:p><text:s text:c="3"/>75,997</text:p>
          </table:table-cell>
          <table:table-cell table:style-name="ce44" table:formula="of:=[.E54]+[.E55]" office:value-type="float" office:value="16065" calcext:value-type="float">
            <text:p><text:s text:c="3"/>16,065</text:p>
          </table:table-cell>
          <table:table-cell table:style-name="ce44" table:formula="of:=[.F54]+[.F55]" office:value-type="float" office:value="12805" calcext:value-type="float">
            <text:p><text:s text:c="3"/>12,805</text:p>
          </table:table-cell>
          <table:table-cell table:style-name="ce44" table:formula="of:=[.G54]+[.G55]" office:value-type="float" office:value="407" calcext:value-type="float">
            <text:p><text:s text:c="3"/>407</text:p>
          </table:table-cell>
          <table:table-cell table:style-name="ce44" table:formula="of:=[.H54]+[.H55]" office:value-type="float" office:value="197" calcext:value-type="float">
            <text:p><text:s text:c="3"/>197</text:p>
          </table:table-cell>
          <table:table-cell table:style-name="ce44" table:formula="of:=[.I54]+[.I55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91775" calcext:value-type="float">
            <text:p><text:s text:c="3"/>91,775</text:p>
          </table:table-cell>
          <table:table-cell table:style-name="ce44" table:formula="of:=[.D57]+[.D58]" office:value-type="float" office:value="89333" calcext:value-type="float">
            <text:p><text:s text:c="3"/>89,333</text:p>
          </table:table-cell>
          <table:table-cell table:style-name="ce44" table:formula="of:=[.E57]+[.E58]" office:value-type="float" office:value="16114" calcext:value-type="float">
            <text:p><text:s text:c="3"/>16,114</text:p>
          </table:table-cell>
          <table:table-cell table:style-name="ce44" table:formula="of:=[.F57]+[.F58]" office:value-type="float" office:value="13378" calcext:value-type="float">
            <text:p><text:s text:c="3"/>13,378</text:p>
          </table:table-cell>
          <table:table-cell table:style-name="ce44" table:formula="of:=[.G57]+[.G58]" office:value-type="float" office:value="436" calcext:value-type="float">
            <text:p><text:s text:c="3"/>436</text:p>
          </table:table-cell>
          <table:table-cell table:style-name="ce44" table:formula="of:=[.H57]+[.H58]" office:value-type="float" office:value="174" calcext:value-type="float">
            <text:p><text:s text:c="3"/>174</text:p>
          </table:table-cell>
          <table:table-cell table:style-name="ce44" table:formula="of:=[.I57]+[.I58]" office:value-type="float" office:value="116" calcext:value-type="float">
            <text:p><text:s text:c="3"/>11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1320" calcext:value-type="float">
            <text:p><text:s text:c="3"/>41,320</text:p>
          </table:table-cell>
          <table:table-cell table:style-name="ce45" office:value-type="float" office:value="40891" calcext:value-type="float">
            <text:p><text:s text:c="3"/>40,891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56" office:value-type="float" office:value="8298" calcext:value-type="float">
            <text:p><text:s text:c="3"/>8,298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232" calcext:value-type="float">
            <text:p><text:s text:c="3"/>10,232</text:p>
          </table:table-cell>
          <table:table-cell table:style-name="ce56" office:value-type="float" office:value="4735" calcext:value-type="float">
            <text:p><text:s text:c="3"/>4,73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455" calcext:value-type="float">
            <text:p><text:s text:c="3"/>50,455</text:p>
          </table:table-cell>
          <table:table-cell table:style-name="ce45" office:value-type="float" office:value="48442" calcext:value-type="float">
            <text:p><text:s text:c="3"/>48,442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56" office:value-type="float" office:value="5080" calcext:value-type="float">
            <text:p><text:s text:c="3"/>5,0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105190" calcext:value-type="float">
            <text:p><text:s text:c="3"/>105,190</text:p>
          </table:table-cell>
          <table:table-cell table:style-name="ce44" table:formula="of:=[.D60]+[.D61]" office:value-type="float" office:value="104058" calcext:value-type="float">
            <text:p><text:s text:c="3"/>104,058</text:p>
          </table:table-cell>
          <table:table-cell table:style-name="ce44" table:formula="of:=[.E60]+[.E61]" office:value-type="float" office:value="15549" calcext:value-type="float">
            <text:p><text:s text:c="3"/>15,549</text:p>
          </table:table-cell>
          <table:table-cell table:style-name="ce44" table:formula="of:=[.F60]+[.F61]" office:value-type="float" office:value="12195" calcext:value-type="float">
            <text:p><text:s text:c="3"/>12,195</text:p>
          </table:table-cell>
          <table:table-cell table:style-name="ce44" table:formula="of:=[.G60]+[.G61]" office:value-type="float" office:value="456" calcext:value-type="float">
            <text:p><text:s text:c="3"/>456</text:p>
          </table:table-cell>
          <table:table-cell table:style-name="ce44" table:formula="of:=[.H60]+[.H61]" office:value-type="float" office:value="239" calcext:value-type="float">
            <text:p><text:s text:c="3"/>239</text:p>
          </table:table-cell>
          <table:table-cell table:style-name="ce44" table:formula="of:=[.I60]+[.I61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560" calcext:value-type="float">
            <text:p><text:s text:c="3"/>47,560</text:p>
          </table:table-cell>
          <table:table-cell table:style-name="ce45" office:value-type="float" office:value="47745" calcext:value-type="float">
            <text:p><text:s text:c="3"/>47,745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56" office:value-type="float" office:value="7469" calcext:value-type="float">
            <text:p><text:s text:c="3"/>7,469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0056" calcext:value-type="float">
            <text:p><text:s text:c="3"/>10,056</text:p>
          </table:table-cell>
          <table:table-cell table:style-name="ce56" office:value-type="float" office:value="4813" calcext:value-type="float">
            <text:p><text:s text:c="3"/>4,8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0" calcext:value-type="float">
            <text:p><text:s text:c="3"/>57,630</text:p>
          </table:table-cell>
          <table:table-cell table:style-name="ce45" office:value-type="float" office:value="56313" calcext:value-type="float">
            <text:p><text:s text:c="3"/>56,313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56" office:value-type="float" office:value="4726" calcext:value-type="float">
            <text:p><text:s text:c="3"/>4,726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112005" calcext:value-type="float">
            <text:p><text:s text:c="3"/>112,005</text:p>
          </table:table-cell>
          <table:table-cell table:style-name="ce44" table:formula="of:=[.D63]+[.D64]" office:value-type="float" office:value="110578" calcext:value-type="float">
            <text:p><text:s text:c="3"/>110,578</text:p>
          </table:table-cell>
          <table:table-cell table:style-name="ce44" table:formula="of:=[.E63]+[.E64]" office:value-type="float" office:value="15309" calcext:value-type="float">
            <text:p><text:s text:c="3"/>15,309</text:p>
          </table:table-cell>
          <table:table-cell table:style-name="ce44" table:formula="of:=[.F63]+[.F64]" office:value-type="float" office:value="11594" calcext:value-type="float">
            <text:p><text:s text:c="3"/>11,594</text:p>
          </table:table-cell>
          <table:table-cell table:style-name="ce44" table:formula="of:=[.G63]+[.G64]" office:value-type="float" office:value="413" calcext:value-type="float">
            <text:p><text:s text:c="3"/>413</text:p>
          </table:table-cell>
          <table:table-cell table:style-name="ce44" table:formula="of:=[.H63]+[.H64]" office:value-type="float" office:value="213" calcext:value-type="float">
            <text:p><text:s text:c="3"/>213</text:p>
          </table:table-cell>
          <table:table-cell table:style-name="ce44" table:formula="of:=[.I63]+[.I64]" office:value-type="float" office:value="106" calcext:value-type="float">
            <text:p><text:s text:c="3"/>10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25" calcext:value-type="float">
            <text:p><text:s text:c="3"/>49,725</text:p>
          </table:table-cell>
          <table:table-cell table:style-name="ce45" office:value-type="float" office:value="49726" calcext:value-type="float">
            <text:p><text:s text:c="3"/>49,726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56" office:value-type="float" office:value="7116" calcext:value-type="float">
            <text:p><text:s text:c="3"/>7,116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56" office:value-type="float" office:value="16189" calcext:value-type="float">
            <text:p><text:s text:c="3"/>16,189</text:p>
          </table:table-cell>
          <table:table-cell table:style-name="ce56" office:value-type="float" office:value="4972" calcext:value-type="float">
            <text:p><text:s text:c="3"/>4,97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2280" calcext:value-type="float">
            <text:p><text:s text:c="3"/>62,280</text:p>
          </table:table-cell>
          <table:table-cell table:style-name="ce45" office:value-type="float" office:value="60852" calcext:value-type="float">
            <text:p><text:s text:c="3"/>60,852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56" office:value-type="float" office:value="4478" calcext:value-type="float">
            <text:p><text:s text:c="3"/>4,478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109144" calcext:value-type="float">
            <text:p><text:s text:c="3"/>109,144</text:p>
          </table:table-cell>
          <table:table-cell table:style-name="ce44" table:formula="of:=[.D66]+[.D67]" office:value-type="float" office:value="106635" calcext:value-type="float">
            <text:p><text:s text:c="3"/>106,635</text:p>
          </table:table-cell>
          <table:table-cell table:style-name="ce44" table:formula="of:=[.E66]+[.E67]" office:value-type="float" office:value="14429" calcext:value-type="float">
            <text:p><text:s text:c="3"/>14,429</text:p>
          </table:table-cell>
          <table:table-cell table:style-name="ce44" table:formula="of:=[.F66]+[.F67]" office:value-type="float" office:value="11104" calcext:value-type="float">
            <text:p><text:s text:c="3"/>11,104</text:p>
          </table:table-cell>
          <table:table-cell table:style-name="ce44" table:formula="of:=[.G66]+[.G67]" office:value-type="float" office:value="399" calcext:value-type="float">
            <text:p><text:s text:c="3"/>399</text:p>
          </table:table-cell>
          <table:table-cell table:style-name="ce44" table:formula="of:=[.H66]+[.H67]" office:value-type="float" office:value="250" calcext:value-type="float">
            <text:p><text:s text:c="3"/>250</text:p>
          </table:table-cell>
          <table:table-cell table:style-name="ce44" table:formula="of:=[.I66]+[.I67]" office:value-type="float" office:value="94" calcext:value-type="float">
            <text:p><text:s text:c="3"/>94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767" calcext:value-type="float">
            <text:p><text:s text:c="3"/>48,767</text:p>
          </table:table-cell>
          <table:table-cell table:style-name="ce45" office:value-type="float" office:value="48433" calcext:value-type="float">
            <text:p><text:s text:c="3"/>48,433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56" office:value-type="float" office:value="6819" calcext:value-type="float">
            <text:p><text:s text:c="3"/>6,819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417" calcext:value-type="float">
            <text:p><text:s text:c="3"/>12,417</text:p>
          </table:table-cell>
          <table:table-cell table:style-name="ce56" office:value-type="float" office:value="4709" calcext:value-type="float">
            <text:p><text:s text:c="3"/>4,70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0377" calcext:value-type="float">
            <text:p><text:s text:c="3"/>60,377</text:p>
          </table:table-cell>
          <table:table-cell table:style-name="ce45" office:value-type="float" office:value="58202" calcext:value-type="float">
            <text:p><text:s text:c="3"/>58,202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56" office:value-type="float" office:value="4285" calcext:value-type="float">
            <text:p><text:s text:c="3"/>4,285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105227" calcext:value-type="float">
            <text:p><text:s text:c="3"/>105,227</text:p>
          </table:table-cell>
          <table:table-cell table:style-name="ce44" table:formula="of:=[.D69]+[.D70]" office:value-type="float" office:value="103029" calcext:value-type="float">
            <text:p><text:s text:c="3"/>103,029</text:p>
          </table:table-cell>
          <table:table-cell table:style-name="ce44" table:formula="of:=[.E69]+[.E70]" office:value-type="float" office:value="16063" calcext:value-type="float">
            <text:p><text:s text:c="3"/>16,063</text:p>
          </table:table-cell>
          <table:table-cell table:style-name="ce44" table:formula="of:=[.F69]+[.F70]" office:value-type="float" office:value="11696" calcext:value-type="float">
            <text:p><text:s text:c="3"/>11,696</text:p>
          </table:table-cell>
          <table:table-cell table:style-name="ce44" table:formula="of:=[.G69]+[.G70]" office:value-type="float" office:value="390" calcext:value-type="float">
            <text:p><text:s text:c="3"/>390</text:p>
          </table:table-cell>
          <table:table-cell table:style-name="ce44" table:formula="of:=[.H69]+[.H70]" office:value-type="float" office:value="258" calcext:value-type="float">
            <text:p><text:s text:c="3"/>258</text:p>
          </table:table-cell>
          <table:table-cell table:style-name="ce44" table:formula="of:=[.I69]+[.I70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628" calcext:value-type="float">
            <text:p><text:s text:c="3"/>47,628</text:p>
          </table:table-cell>
          <table:table-cell table:style-name="ce45" office:value-type="float" office:value="47378" calcext:value-type="float">
            <text:p><text:s text:c="3"/>47,378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56" office:value-type="float" office:value="7158" calcext:value-type="float">
            <text:p><text:s text:c="3"/>7,158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9270" calcext:value-type="float">
            <text:p><text:s text:c="3"/>9,270</text:p>
          </table:table-cell>
          <table:table-cell table:style-name="ce56" office:value-type="float" office:value="4958" calcext:value-type="float">
            <text:p><text:s text:c="3"/>4,95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599" calcext:value-type="float">
            <text:p><text:s text:c="3"/>57,599</text:p>
          </table:table-cell>
          <table:table-cell table:style-name="ce45" office:value-type="float" office:value="55651" calcext:value-type="float">
            <text:p><text:s text:c="3"/>55,651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56" office:value-type="float" office:value="4538" calcext:value-type="float">
            <text:p><text:s text:c="3"/>4,538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107463" calcext:value-type="float">
            <text:p><text:s text:c="3"/>107,463</text:p>
          </table:table-cell>
          <table:table-cell table:style-name="ce44" table:formula="of:=[.D72]+[.D73]" office:value-type="float" office:value="107307" calcext:value-type="float">
            <text:p><text:s text:c="3"/>107,307</text:p>
          </table:table-cell>
          <table:table-cell table:style-name="ce44" table:formula="of:=[.E72]+[.E73]" office:value-type="float" office:value="14866" calcext:value-type="float">
            <text:p><text:s text:c="3"/>14,866</text:p>
          </table:table-cell>
          <table:table-cell table:style-name="ce44" table:formula="of:=[.F72]+[.F73]" office:value-type="float" office:value="10782" calcext:value-type="float">
            <text:p><text:s text:c="3"/>10,782</text:p>
          </table:table-cell>
          <table:table-cell table:style-name="ce44" table:formula="of:=[.G72]+[.G73]" office:value-type="float" office:value="416" calcext:value-type="float">
            <text:p><text:s text:c="3"/>416</text:p>
          </table:table-cell>
          <table:table-cell table:style-name="ce44" table:formula="of:=[.H72]+[.H73]" office:value-type="float" office:value="284" calcext:value-type="float">
            <text:p><text:s text:c="3"/>284</text:p>
          </table:table-cell>
          <table:table-cell table:style-name="ce44" table:formula="of:=[.I72]+[.I73]" office:value-type="float" office:value="96" calcext:value-type="float">
            <text:p><text:s text:c="3"/>9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97" calcext:value-type="float">
            <text:p><text:s text:c="3"/>49,797</text:p>
          </table:table-cell>
          <table:table-cell table:style-name="ce45" office:value-type="float" office:value="50283" calcext:value-type="float">
            <text:p><text:s text:c="3"/>50,283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56" office:value-type="float" office:value="6663" calcext:value-type="float">
            <text:p><text:s text:c="3"/>6,66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3999" calcext:value-type="float">
            <text:p><text:s text:c="3"/>3,999</text:p>
          </table:table-cell>
          <table:table-cell table:style-name="ce56" office:value-type="float" office:value="4916" calcext:value-type="float">
            <text:p><text:s text:c="3"/>4,91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66" calcext:value-type="float">
            <text:p><text:s text:c="3"/>57,666</text:p>
          </table:table-cell>
          <table:table-cell table:style-name="ce45" office:value-type="float" office:value="57024" calcext:value-type="float">
            <text:p><text:s text:c="3"/>57,024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56" office:value-type="float" office:value="4119" calcext:value-type="float">
            <text:p><text:s text:c="3"/>4,11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107602" calcext:value-type="float">
            <text:p><text:s text:c="3"/>107,602</text:p>
          </table:table-cell>
          <table:table-cell table:style-name="ce44" table:formula="of:=[.D75]+[.D76]" office:value-type="float" office:value="109735" calcext:value-type="float">
            <text:p><text:s text:c="3"/>109,735</text:p>
          </table:table-cell>
          <table:table-cell table:style-name="ce44" table:formula="of:=[.E75]+[.E76]" office:value-type="float" office:value="16048" calcext:value-type="float">
            <text:p><text:s text:c="3"/>16,048</text:p>
          </table:table-cell>
          <table:table-cell table:style-name="ce44" table:formula="of:=[.F75]+[.F76]" office:value-type="float" office:value="11245" calcext:value-type="float">
            <text:p><text:s text:c="3"/>11,245</text:p>
          </table:table-cell>
          <table:table-cell table:style-name="ce44" table:formula="of:=[.G75]+[.G76]" office:value-type="float" office:value="393" calcext:value-type="float">
            <text:p><text:s text:c="3"/>393</text:p>
          </table:table-cell>
          <table:table-cell table:style-name="ce44" table:formula="of:=[.H75]+[.H76]" office:value-type="float" office:value="281" calcext:value-type="float">
            <text:p><text:s text:c="3"/>281</text:p>
          </table:table-cell>
          <table:table-cell table:style-name="ce44" table:formula="of:=[.I75]+[.I76]" office:value-type="float" office:value="97" calcext:value-type="float">
            <text:p><text:s text:c="3"/>97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834" calcext:value-type="float">
            <text:p><text:s text:c="3"/>48,834</text:p>
          </table:table-cell>
          <table:table-cell table:style-name="ce45" office:value-type="float" office:value="50411" calcext:value-type="float">
            <text:p><text:s text:c="3"/>50,411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56" office:value-type="float" office:value="6911" calcext:value-type="float">
            <text:p><text:s text:c="3"/>6,911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office:value-type="float" office:value="9899" calcext:value-type="float">
            <text:p><text:s text:c="3"/>9,899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8768" calcext:value-type="float">
            <text:p><text:s text:c="3"/>58,768</text:p>
          </table:table-cell>
          <table:table-cell table:style-name="ce45" office:value-type="float" office:value="59324" calcext:value-type="float">
            <text:p><text:s text:c="3"/>59,324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56" office:value-type="float" office:value="4334" calcext:value-type="float">
            <text:p><text:s text:c="3"/>4,334</text:p>
          </table:table-cell>
          <table:table-cell table:style-name="ce56" office:value-type="float" office:value="201" calcext:value-type="float">
            <text:p><text:s text:c="3"/>201</text:p>
          </table:table-cell>
          <table:table-cell table:style-name="ce56" office:value-type="float" office:value="153" calcext:value-type="float">
            <text:p><text:s text:c="3"/>15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11.4446101582567" calcext:value-type="float">
            <text:p><text:s/>11.44</text:p>
          </table:table-cell>
          <table:table-cell table:style-name="ce48" table:formula="of:=([.D74]-[.D35])/[.D35]*100" office:value-type="float" office:value="14.1693370510633" calcext:value-type="float">
            <text:p><text:s/>14.17</text:p>
          </table:table-cell>
          <table:table-cell table:style-name="ce48" table:formula="of:=([.E74]-[.E35])/[.E35]*100" office:value-type="float" office:value="7.97281840812757" calcext:value-type="float">
            <text:p><text:s/>7.97</text:p>
          </table:table-cell>
          <table:table-cell table:style-name="ce48" table:formula="of:=([.F74]-[.F35])/[.F35]*100" office:value-type="float" office:value="9.83590545028326" calcext:value-type="float">
            <text:p><text:s/>9.84</text:p>
          </table:table-cell>
          <table:table-cell table:style-name="ce48" table:formula="of:=([.G74]-[.G35])/[.G35]*100" office:value-type="float" office:value="-10.8843537414966" calcext:value-type="float">
            <text:p><text:s text:c="3"/>－10.88</text:p>
          </table:table-cell>
          <table:table-cell table:style-name="ce48" table:formula="of:=([.H74]-[.H35])/[.H35]*100" office:value-type="float" office:value="57.8651685393258" calcext:value-type="float">
            <text:p><text:s/>57.87</text:p>
          </table:table-cell>
          <table:table-cell table:style-name="ce48" table:formula="of:=([.I74]-[.I35])/[.I35]*100" office:value-type="float" office:value="40.5797101449275" calcext:value-type="float">
            <text:p><text:s/>40.58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9.46627513393558" calcext:value-type="float">
            <text:p><text:s/>9.47</text:p>
          </table:table-cell>
          <table:table-cell table:style-name="ce49" table:formula="of:=([.D75]-[.D36])/[.D36]*100" office:value-type="float" office:value="11.9672167558803" calcext:value-type="float">
            <text:p><text:s/>11.97</text:p>
          </table:table-cell>
          <table:table-cell table:style-name="ce49" table:formula="of:=([.E75]-[.E36])/[.E36]*100" office:value-type="float" office:value="7.86935836440787" calcext:value-type="float">
            <text:p><text:s/>7.87</text:p>
          </table:table-cell>
          <table:table-cell table:style-name="ce49" table:formula="of:=([.F75]-[.F36])/[.F36]*100" office:value-type="float" office:value="8.39084065244668" calcext:value-type="float">
            <text:p><text:s/>8.39</text:p>
          </table:table-cell>
          <table:table-cell table:style-name="ce49" table:formula="of:=([.G75]-[.G36])/[.G36]*100" office:value-type="float" office:value="-15.0442477876106" calcext:value-type="float">
            <text:p><text:s text:c="3"/>－15.04</text:p>
          </table:table-cell>
          <table:table-cell table:style-name="ce49" table:formula="of:=([.H75]-[.H36])/[.H36]*100" office:value-type="float" office:value="50.5882352941176" calcext:value-type="float">
            <text:p><text:s/>50.59</text:p>
          </table:table-cell>
          <table:table-cell table:style-name="ce49" table:formula="of:=([.I75]-[.I36])/[.I36]*100" office:value-type="float" office:value="45.4545454545455" calcext:value-type="float">
            <text:p><text:s/>45.45</text:p>
          </table:table-cell>
          <table:table-cell table:style-name="ce49" table:formula="of:=([.J75]-[.J36])/[.J36]*100" office:value-type="float" office:value="63.3767948506354" calcext:value-type="float">
            <text:p><text:s/>63.38</text:p>
          </table:table-cell>
          <table:table-cell table:style-name="ce81" table:formula="of:=([.K75]-[.K36])/[.K36]*100" office:value-type="float" office:value="9.93454885460496" calcext:value-type="float">
            <text:p><text:s/>9.9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13.1437592653203" calcext:value-type="float">
            <text:p><text:s/>13.14</text:p>
          </table:table-cell>
          <table:table-cell table:style-name="ce50" table:formula="of:=([.D76]-[.D37])/[.D37]*100" office:value-type="float" office:value="16.1098389211829" calcext:value-type="float">
            <text:p><text:s/>16.11</text:p>
          </table:table-cell>
          <table:table-cell table:style-name="ce50" table:formula="of:=([.E76]-[.E37])/[.E37]*100" office:value-type="float" office:value="8.08636748518205" calcext:value-type="float">
            <text:p><text:s/>8.09</text:p>
          </table:table-cell>
          <table:table-cell table:style-name="ce50" table:formula="of:=([.F76]-[.F37])/[.F37]*100" office:value-type="float" office:value="12.2216468151217" calcext:value-type="float">
            <text:p><text:s/>12.22</text:p>
          </table:table-cell>
          <table:table-cell table:style-name="ce50" table:formula="of:=([.G76]-[.G37])/[.G37]*100" office:value-type="float" office:value="-6.51162790697674" calcext:value-type="float">
            <text:p><text:s text:c="3"/>－6.51</text:p>
          </table:table-cell>
          <table:table-cell table:style-name="ce50" table:formula="of:=([.H76]-[.H37])/[.H37]*100" office:value-type="float" office:value="64.5161290322581" calcext:value-type="float">
            <text:p><text:s/>64.52</text:p>
          </table:table-cell>
          <table:table-cell table:style-name="ce50" table:formula="of:=([.I76]-[.I37])/[.I37]*100" office:value-type="float" office:value="36.1111111111111" calcext:value-type="float">
            <text:p><text:s/>36.11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0.129346844960591" calcext:value-type="float">
            <text:p><text:s/>0.13</text:p>
          </table:table-cell>
          <table:table-cell table:style-name="ce51" table:formula="of:=([.D74]-[.D71])/[.D71]*100" office:value-type="float" office:value="2.26266692760025" calcext:value-type="float">
            <text:p><text:s/>2.26</text:p>
          </table:table-cell>
          <table:table-cell table:style-name="ce51" table:formula="of:=([.E74]-[.E71])/[.E71]*100" office:value-type="float" office:value="7.95102919413427" calcext:value-type="float">
            <text:p><text:s/>7.95</text:p>
          </table:table-cell>
          <table:table-cell table:style-name="ce51" table:formula="of:=([.F74]-[.F71])/[.F71]*100" office:value-type="float" office:value="4.29419402708217" calcext:value-type="float">
            <text:p><text:s/>4.29</text:p>
          </table:table-cell>
          <table:table-cell table:style-name="ce51" table:formula="of:=([.G74]-[.G71])/[.G71]*100" office:value-type="float" office:value="-5.52884615384615" calcext:value-type="float">
            <text:p><text:s text:c="3"/>－5.53</text:p>
          </table:table-cell>
          <table:table-cell table:style-name="ce51" table:formula="of:=([.H74]-[.H71])/[.H71]*100" office:value-type="float" office:value="-1.05633802816901" calcext:value-type="float">
            <text:p><text:s text:c="3"/>－1.06</text:p>
          </table:table-cell>
          <table:table-cell table:style-name="ce51" table:formula="of:=([.I74]-[.I71])/[.I71]*100" office:value-type="float" office:value="1.04166666666667" calcext:value-type="float">
            <text:p><text:s/>1.0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-1.93385143683354" calcext:value-type="float">
            <text:p><text:s text:c="3"/>－1.93</text:p>
          </table:table-cell>
          <table:table-cell table:style-name="ce49" table:formula="of:=([.D75]-[.D72])/[.D72]*100" office:value-type="float" office:value="0.254559194956546" calcext:value-type="float">
            <text:p><text:s/>0.25</text:p>
          </table:table-cell>
          <table:table-cell table:style-name="ce49" table:formula="of:=([.E75]-[.E72])/[.E72]*100" office:value-type="float" office:value="8.4971546818417" calcext:value-type="float">
            <text:p><text:s/>8.50</text:p>
          </table:table-cell>
          <table:table-cell table:style-name="ce49" table:formula="of:=([.F75]-[.F72])/[.F72]*100" office:value-type="float" office:value="3.72204712591926" calcext:value-type="float">
            <text:p><text:s/>3.72</text:p>
          </table:table-cell>
          <table:table-cell table:style-name="ce49" table:formula="of:=([.G75]-[.G72])/[.G72]*100" office:value-type="float" office:value="-9.43396226415094" calcext:value-type="float">
            <text:p><text:s text:c="3"/>－9.43</text:p>
          </table:table-cell>
          <table:table-cell table:style-name="ce49" table:formula="of:=([.H75]-[.H72])/[.H72]*100" office:value-type="float" office:value="-18.4713375796178" calcext:value-type="float">
            <text:p><text:s text:c="3"/>－18.47</text:p>
          </table:table-cell>
          <table:table-cell table:style-name="ce49" table:formula="of:=([.I75]-[.I72])/[.I72]*100" office:value-type="float" office:value="9.09090909090909" calcext:value-type="float">
            <text:p><text:s/>9.09</text:p>
          </table:table-cell>
          <table:table-cell table:style-name="ce49" table:formula="of:=([.J75]-[.J72])/[.J72]*100" office:value-type="float" office:value="147.536884221055" calcext:value-type="float">
            <text:p><text:s/>147.54</text:p>
          </table:table-cell>
          <table:table-cell table:style-name="ce81" table:formula="of:=([.K75]-[.K72])/[.K72]*100" office:value-type="float" office:value="-4.33279088689992" calcext:value-type="float">
            <text:p><text:s text:c="3"/>－4.3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1.91100475150002" calcext:value-type="float">
            <text:p><text:s/>1.91</text:p>
          </table:table-cell>
          <table:table-cell table:style-name="ce50" table:formula="of:=([.D76]-[.D73])/[.D73]*100" office:value-type="float" office:value="4.03338945005612" calcext:value-type="float">
            <text:p><text:s/>4.03</text:p>
          </table:table-cell>
          <table:table-cell table:style-name="ce50" table:formula="of:=([.E76]-[.E73])/[.E73]*100" office:value-type="float" office:value="7.35912531539109" calcext:value-type="float">
            <text:p><text:s/>7.36</text:p>
          </table:table-cell>
          <table:table-cell table:style-name="ce50" table:formula="of:=([.F76]-[.F73])/[.F73]*100" office:value-type="float" office:value="5.21971352269968" calcext:value-type="float">
            <text:p><text:s/>5.22</text:p>
          </table:table-cell>
          <table:table-cell table:style-name="ce50" table:formula="of:=([.G76]-[.G73])/[.G73]*100" office:value-type="float" office:value="-1.47058823529412" calcext:value-type="float">
            <text:p><text:s text:c="3"/>－1.47</text:p>
          </table:table-cell>
          <table:table-cell table:style-name="ce50" table:formula="of:=([.H76]-[.H73])/[.H73]*100" office:value-type="float" office:value="20.4724409448819" calcext:value-type="float">
            <text:p><text:s/>20.47</text:p>
          </table:table-cell>
          <table:table-cell table:style-name="ce50" table:formula="of:=([.I76]-[.I73])/[.I73]*100" office:value-type="float" office:value="-5.76923076923077" calcext:value-type="float">
            <text:p><text:s text:c="3"/>－5.77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9 月 份" calcext:value-type="string" table:number-columns-spanned="11" table:number-rows-spanned="1">
              <text:p><text:s/>中 華 民 國 97 年 9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107602" calcext:value-type="float">
            <text:p><text:s text:c="3"/>107,602</text:p>
          </table:table-cell>
          <table:table-cell table:style-name="ce54" table:formula="of:=[.D6]+[.D7]" office:value-type="float" office:value="109735" calcext:value-type="float">
            <text:p><text:s text:c="3"/>109,735</text:p>
          </table:table-cell>
          <table:table-cell table:style-name="ce54" table:formula="of:=[.E6]+[.E7]" office:value-type="float" office:value="16048" calcext:value-type="float">
            <text:p><text:s text:c="3"/>16,048</text:p>
          </table:table-cell>
          <table:table-cell table:style-name="ce54" table:formula="of:=[.F6]+[.F7]" office:value-type="float" office:value="11245" calcext:value-type="float">
            <text:p><text:s text:c="3"/>11,245</text:p>
          </table:table-cell>
          <table:table-cell table:style-name="ce54" table:formula="of:=[.G6]+[.G7]" office:value-type="float" office:value="393" calcext:value-type="float">
            <text:p><text:s text:c="3"/>393</text:p>
          </table:table-cell>
          <table:table-cell table:style-name="ce54" table:formula="of:=[.H6]+[.H7]" office:value-type="float" office:value="281" calcext:value-type="float">
            <text:p><text:s text:c="3"/>281</text:p>
          </table:table-cell>
          <table:table-cell table:style-name="ce54" table:formula="of:=[.I6]+[.I7]" office:value-type="float" office:value="97" calcext:value-type="float">
            <text:p><text:s text:c="3"/>97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48834" calcext:value-type="float">
            <text:p><text:s text:c="3"/>48,834</text:p>
          </table:table-cell>
          <table:table-cell table:style-name="ce54" table:formula="of:=[.D9]+[.D84]" office:value-type="float" office:value="50411" calcext:value-type="float">
            <text:p><text:s text:c="3"/>50,411</text:p>
          </table:table-cell>
          <table:table-cell table:style-name="ce54" table:formula="of:=[.E9]+[.E84]" office:value-type="float" office:value="8389" calcext:value-type="float">
            <text:p><text:s text:c="3"/>8,389</text:p>
          </table:table-cell>
          <table:table-cell table:style-name="ce54" table:formula="of:=[.F9]+[.F84]" office:value-type="float" office:value="6911" calcext:value-type="float">
            <text:p><text:s text:c="3"/>6,911</text:p>
          </table:table-cell>
          <table:table-cell table:style-name="ce54" table:formula="of:=[.G9]+[.G84]" office:value-type="float" office:value="192" calcext:value-type="float">
            <text:p><text:s text:c="3"/>192</text:p>
          </table:table-cell>
          <table:table-cell table:style-name="ce54" table:formula="of:=[.H9]+[.H84]" office:value-type="float" office:value="128" calcext:value-type="float">
            <text:p><text:s text:c="3"/>128</text:p>
          </table:table-cell>
          <table:table-cell table:style-name="ce54" table:formula="of:=[.I9]+[.I84]" office:value-type="float" office:value="48" calcext:value-type="float">
            <text:p><text:s text:c="3"/>48</text:p>
          </table:table-cell>
          <table:table-cell table:style-name="ce54" table:formula="of:=[.J9]+[.J84]" office:value-type="float" office:value="9899" calcext:value-type="float">
            <text:p><text:s text:c="3"/>9,899</text:p>
          </table:table-cell>
          <table:table-cell table:style-name="ce54" table:formula="of:=[.K9]+[.K84]" office:value-type="float" office:value="4703" calcext:value-type="float">
            <text:p><text:s text:c="3"/>4,703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58768" calcext:value-type="float">
            <text:p><text:s text:c="3"/>58,768</text:p>
          </table:table-cell>
          <table:table-cell table:style-name="ce66" table:formula="of:=[.D10]+[.D85]" office:value-type="float" office:value="59324" calcext:value-type="float">
            <text:p><text:s text:c="3"/>59,324</text:p>
          </table:table-cell>
          <table:table-cell table:style-name="ce66" table:formula="of:=[.E10]+[.E85]" office:value-type="float" office:value="7659" calcext:value-type="float">
            <text:p><text:s text:c="3"/>7,659</text:p>
          </table:table-cell>
          <table:table-cell table:style-name="ce66" table:formula="of:=[.F10]+[.F85]" office:value-type="float" office:value="4334" calcext:value-type="float">
            <text:p><text:s text:c="3"/>4,334</text:p>
          </table:table-cell>
          <table:table-cell table:style-name="ce66" table:formula="of:=[.G10]+[.G85]" office:value-type="float" office:value="201" calcext:value-type="float">
            <text:p><text:s text:c="3"/>201</text:p>
          </table:table-cell>
          <table:table-cell table:style-name="ce66" table:formula="of:=[.H10]+[.H85]" office:value-type="float" office:value="153" calcext:value-type="float">
            <text:p><text:s text:c="3"/>153</text:p>
          </table:table-cell>
          <table:table-cell table:style-name="ce66" table:formula="of:=[.I10]+[.I85]" office:value-type="float" office:value="49" calcext:value-type="float">
            <text:p><text:s text:c="3"/>49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107025" calcext:value-type="float">
            <text:p><text:s text:c="3"/>107,025</text:p>
          </table:table-cell>
          <table:table-cell table:style-name="ce54" table:formula="of:=[.D9]+[.D10]" office:value-type="float" office:value="109215" calcext:value-type="float">
            <text:p><text:s text:c="3"/>109,215</text:p>
          </table:table-cell>
          <table:table-cell table:style-name="ce54" table:formula="of:=[.E9]+[.E10]" office:value-type="float" office:value="15972" calcext:value-type="float">
            <text:p><text:s text:c="3"/>15,972</text:p>
          </table:table-cell>
          <table:table-cell table:style-name="ce54" table:formula="of:=[.F9]+[.F10]" office:value-type="float" office:value="11211" calcext:value-type="float">
            <text:p><text:s text:c="3"/>11,211</text:p>
          </table:table-cell>
          <table:table-cell table:style-name="ce54" table:formula="of:=[.G9]+[.G10]" office:value-type="float" office:value="392" calcext:value-type="float">
            <text:p><text:s text:c="3"/>392</text:p>
          </table:table-cell>
          <table:table-cell table:style-name="ce54" table:formula="of:=[.H9]+[.H10]" office:value-type="float" office:value="279" calcext:value-type="float">
            <text:p><text:s text:c="3"/>279</text:p>
          </table:table-cell>
          <table:table-cell table:style-name="ce54" table:formula="of:=[.I9]+[.I10]" office:value-type="float" office:value="97" calcext:value-type="float">
            <text:p><text:s text:c="3"/>97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48554" calcext:value-type="float">
            <text:p><text:s text:c="3"/>48,554</text:p>
          </table:table-cell>
          <table:table-cell table:style-name="ce54" table:formula="of:=[.D12]+[.D78]+[.D81]" office:value-type="float" office:value="50104" calcext:value-type="float">
            <text:p><text:s text:c="3"/>50,104</text:p>
          </table:table-cell>
          <table:table-cell table:style-name="ce54" table:formula="of:=[.E12]+[.E78]+[.E81]" office:value-type="float" office:value="8342" calcext:value-type="float">
            <text:p><text:s text:c="3"/>8,342</text:p>
          </table:table-cell>
          <table:table-cell table:style-name="ce54" table:formula="of:=[.F12]+[.F78]+[.F81]" office:value-type="float" office:value="6889" calcext:value-type="float">
            <text:p><text:s text:c="3"/>6,889</text:p>
          </table:table-cell>
          <table:table-cell table:style-name="ce54" table:formula="of:=[.G12]+[.G78]+[.G81]" office:value-type="float" office:value="192" calcext:value-type="float">
            <text:p><text:s text:c="3"/>192</text:p>
          </table:table-cell>
          <table:table-cell table:style-name="ce54" table:formula="of:=[.H12]+[.H78]+[.H81]" office:value-type="float" office:value="127" calcext:value-type="float">
            <text:p><text:s text:c="3"/>127</text:p>
          </table:table-cell>
          <table:table-cell table:style-name="ce54" table:formula="of:=[.I12]+[.I78]+[.I81]" office:value-type="float" office:value="48" calcext:value-type="float">
            <text:p><text:s text:c="3"/>48</text:p>
          </table:table-cell>
          <table:table-cell table:style-name="ce54" table:formula="of:=[.J12]+[.J78]+[.J81]" office:value-type="float" office:value="9856" calcext:value-type="float">
            <text:p><text:s text:c="3"/>9,856</text:p>
          </table:table-cell>
          <table:table-cell table:style-name="ce54" table:formula="of:=[.K12]+[.K78]+[.K81]" office:value-type="float" office:value="4695" calcext:value-type="float">
            <text:p><text:s text:c="3"/>4,695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58471" calcext:value-type="float">
            <text:p><text:s text:c="3"/>58,471</text:p>
          </table:table-cell>
          <table:table-cell table:style-name="ce66" table:formula="of:=[.D13]+[.D79]+[.D82]" office:value-type="float" office:value="59111" calcext:value-type="float">
            <text:p><text:s text:c="3"/>59,111</text:p>
          </table:table-cell>
          <table:table-cell table:style-name="ce66" table:formula="of:=[.E13]+[.E79]+[.E82]" office:value-type="float" office:value="7630" calcext:value-type="float">
            <text:p><text:s text:c="3"/>7,630</text:p>
          </table:table-cell>
          <table:table-cell table:style-name="ce66" table:formula="of:=[.F13]+[.F79]+[.F82]" office:value-type="float" office:value="4322" calcext:value-type="float">
            <text:p><text:s text:c="3"/>4,322</text:p>
          </table:table-cell>
          <table:table-cell table:style-name="ce66" table:formula="of:=[.G13]+[.G79]+[.G82]" office:value-type="float" office:value="200" calcext:value-type="float">
            <text:p><text:s text:c="3"/>200</text:p>
          </table:table-cell>
          <table:table-cell table:style-name="ce66" table:formula="of:=[.H13]+[.H79]+[.H82]" office:value-type="float" office:value="152" calcext:value-type="float">
            <text:p><text:s text:c="3"/>152</text:p>
          </table:table-cell>
          <table:table-cell table:style-name="ce66" table:formula="of:=[.I13]+[.I79]+[.I82]" office:value-type="float" office:value="49" calcext:value-type="float">
            <text:p><text:s text:c="3"/>49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82227" calcext:value-type="float">
            <text:p><text:s text:c="3"/>82,227</text:p>
          </table:table-cell>
          <table:table-cell table:style-name="ce54" table:formula="of:=[.D12]+[.D13]" office:value-type="float" office:value="80565" calcext:value-type="float">
            <text:p><text:s text:c="3"/>80,565</text:p>
          </table:table-cell>
          <table:table-cell table:style-name="ce54" table:formula="of:=[.E12]+[.E13]" office:value-type="float" office:value="13362" calcext:value-type="float">
            <text:p><text:s text:c="3"/>13,362</text:p>
          </table:table-cell>
          <table:table-cell table:style-name="ce54" table:formula="of:=[.F12]+[.F13]" office:value-type="float" office:value="9257" calcext:value-type="float">
            <text:p><text:s text:c="3"/>9,257</text:p>
          </table:table-cell>
          <table:table-cell table:style-name="ce54" table:formula="of:=[.G12]+[.G13]" office:value-type="float" office:value="342" calcext:value-type="float">
            <text:p><text:s text:c="3"/>342</text:p>
          </table:table-cell>
          <table:table-cell table:style-name="ce54" table:formula="of:=[.H12]+[.H13]" office:value-type="float" office:value="223" calcext:value-type="float">
            <text:p><text:s text:c="3"/>223</text:p>
          </table:table-cell>
          <table:table-cell table:style-name="ce54" table:formula="of:=[.I12]+[.I13]" office:value-type="float" office:value="81" calcext:value-type="float">
            <text:p><text:s text:c="3"/>81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37485" calcext:value-type="float">
            <text:p><text:s text:c="3"/>37,485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36879" calcext:value-type="float">
            <text:p><text:s text:c="3"/>36,879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6991" calcext:value-type="float">
            <text:p><text:s text:c="3"/>6,991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5683" calcext:value-type="float">
            <text:p><text:s text:c="3"/>5,683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172" calcext:value-type="float">
            <text:p><text:s text:c="3"/>172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109" calcext:value-type="float">
            <text:p><text:s text:c="3"/>109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43" calcext:value-type="float">
            <text:p><text:s text:c="3"/>43</text:p>
          </table:table-cell>
          <table:table-cell table:style-name="ce54" table:formula="of:=SUM([.J15:.J75])" office:value-type="float" office:value="8046" calcext:value-type="float">
            <text:p><text:s text:c="3"/>8,046</text:p>
          </table:table-cell>
          <table:table-cell table:style-name="ce54" table:formula="of:=SUM([.K15:.K75])" office:value-type="float" office:value="3855" calcext:value-type="float">
            <text:p><text:s text:c="3"/>3,855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44742" calcext:value-type="float">
            <text:p><text:s text:c="3"/>44,742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43686" calcext:value-type="float">
            <text:p><text:s text:c="3"/>43,686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6371" calcext:value-type="float">
            <text:p><text:s text:c="3"/>6,371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3574" calcext:value-type="float">
            <text:p><text:s text:c="3"/>3,574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70" calcext:value-type="float">
            <text:p><text:s text:c="3"/>170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114" calcext:value-type="float">
            <text:p><text:s text:c="3"/>114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38" calcext:value-type="float">
            <text:p><text:s text:c="3"/>38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648" calcext:value-type="float">
            <text:p><text:s text:c="3"/>20,648</text:p>
          </table:table-cell>
          <table:table-cell table:style-name="ce56" office:value-type="float" office:value="18302" calcext:value-type="float">
            <text:p><text:s text:c="3"/>18,302</text:p>
          </table:table-cell>
          <table:table-cell table:style-name="ce56" office:value-type="float" office:value="2640" calcext:value-type="float">
            <text:p><text:s text:c="3"/>2,640</text:p>
          </table:table-cell>
          <table:table-cell table:style-name="ce105" office:value-type="float" office:value="1364" calcext:value-type="float">
            <text:p><text:s text:c="3"/>1,364</text:p>
          </table:table-cell>
          <table:table-cell table:style-name="ce105" office:value-type="float" office:value="50" calcext:value-type="float">
            <text:p><text:s text:c="3"/>50</text:p>
          </table:table-cell>
          <table:table-cell table:style-name="ce105" office:value-type="float" office:value="49" calcext:value-type="float">
            <text:p><text:s text:c="3"/>49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532" calcext:value-type="float">
            <text:p><text:s text:c="3"/>9,532</text:p>
          </table:table-cell>
          <table:table-cell table:style-name="ce45" office:value-type="float" office:value="8417" calcext:value-type="float">
            <text:p><text:s text:c="3"/>8,417</text:p>
          </table:table-cell>
          <table:table-cell table:style-name="ce56" office:value-type="float" office:value="1385" calcext:value-type="float">
            <text:p><text:s text:c="3"/>1,385</text:p>
          </table:table-cell>
          <table:table-cell table:style-name="ce106" office:value-type="float" office:value="832" calcext:value-type="float">
            <text:p><text:s text:c="3"/>832</text:p>
          </table:table-cell>
          <table:table-cell table:style-name="ce106" office:value-type="float" office:value="23" calcext:value-type="float">
            <text:p><text:s text:c="3"/>23</text:p>
          </table:table-cell>
          <table:table-cell table:style-name="ce106" office:value-type="float" office:value="26" calcext:value-type="float">
            <text:p><text:s text:c="3"/>2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874" calcext:value-type="float">
            <text:p><text:s text:c="3"/>1,874</text:p>
          </table:table-cell>
          <table:table-cell table:style-name="ce56" office:value-type="float" office:value="912" calcext:value-type="float">
            <text:p><text:s text:c="3"/>91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116" calcext:value-type="float">
            <text:p><text:s text:c="3"/>11,116</text:p>
          </table:table-cell>
          <table:table-cell table:style-name="ce102" office:value-type="float" office:value="9885" calcext:value-type="float">
            <text:p><text:s text:c="3"/>9,885</text:p>
          </table:table-cell>
          <table:table-cell table:style-name="ce104" office:value-type="float" office:value="1255" calcext:value-type="float">
            <text:p><text:s text:c="3"/>1,255</text:p>
          </table:table-cell>
          <table:table-cell table:style-name="ce104" office:value-type="float" office:value="532" calcext:value-type="float">
            <text:p><text:s text:c="3"/>532</text:p>
          </table:table-cell>
          <table:table-cell table:style-name="ce104" office:value-type="float" office:value="27" calcext:value-type="float">
            <text:p><text:s text:c="3"/>27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90" calcext:value-type="float">
            <text:p><text:s text:c="3"/>1,890</text:p>
          </table:table-cell>
          <table:table-cell table:style-name="ce56" office:value-type="float" office:value="2081" calcext:value-type="float">
            <text:p><text:s text:c="3"/>2,081</text:p>
          </table:table-cell>
          <table:table-cell table:style-name="ce56" office:value-type="float" office:value="292" calcext:value-type="float">
            <text:p><text:s text:c="3"/>292</text:p>
          </table:table-cell>
          <table:table-cell table:style-name="ce105" office:value-type="float" office:value="275" calcext:value-type="float">
            <text:p><text:s text:c="3"/>275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59" calcext:value-type="float">
            <text:p><text:s text:c="3"/>859</text:p>
          </table:table-cell>
          <table:table-cell table:style-name="ce45" office:value-type="float" office:value="931" calcext:value-type="float">
            <text:p><text:s text:c="3"/>931</text:p>
          </table:table-cell>
          <table:table-cell table:style-name="ce56" office:value-type="float" office:value="159" calcext:value-type="float">
            <text:p><text:s text:c="3"/>159</text:p>
          </table:table-cell>
          <table:table-cell table:style-name="ce106" office:value-type="float" office:value="167" calcext:value-type="float">
            <text:p><text:s text:c="3"/>167</text:p>
          </table:table-cell>
          <table:table-cell table:number-columns-repeated="2" table:style-name="ce106" office:value-type="float" office:value="5" calcext:value-type="float">
            <text:p><text:s text:c="3"/>5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78" calcext:value-type="float">
            <text:p><text:s text:c="3"/>178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31" calcext:value-type="float">
            <text:p><text:s text:c="3"/>1,031</text:p>
          </table:table-cell>
          <table:table-cell table:style-name="ce102" office:value-type="float" office:value="1150" calcext:value-type="float">
            <text:p><text:s text:c="3"/>1,150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9491" calcext:value-type="float">
            <text:p><text:s text:c="3"/>9,491</text:p>
          </table:table-cell>
          <table:table-cell table:style-name="ce56" office:value-type="float" office:value="8108" calcext:value-type="float">
            <text:p><text:s text:c="3"/>8,108</text:p>
          </table:table-cell>
          <table:table-cell table:style-name="ce56" office:value-type="float" office:value="1540" calcext:value-type="float">
            <text:p><text:s text:c="3"/>1,540</text:p>
          </table:table-cell>
          <table:table-cell table:style-name="ce105" office:value-type="float" office:value="731" calcext:value-type="float">
            <text:p><text:s text:c="3"/>731</text:p>
          </table:table-cell>
          <table:table-cell table:style-name="ce105" office:value-type="float" office:value="51" calcext:value-type="float">
            <text:p><text:s text:c="3"/>51</text:p>
          </table:table-cell>
          <table:table-cell table:style-name="ce105" office:value-type="float" office:value="37" calcext:value-type="float">
            <text:p><text:s text:c="3"/>37</text:p>
          </table:table-cell>
          <table:table-cell table:style-name="ce105" office:value-type="float" office:value="9" calcext:value-type="float">
            <text:p><text:s text:c="3"/>9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377" calcext:value-type="float">
            <text:p><text:s text:c="3"/>4,377</text:p>
          </table:table-cell>
          <table:table-cell table:style-name="ce45" office:value-type="float" office:value="3823" calcext:value-type="float">
            <text:p><text:s text:c="3"/>3,823</text:p>
          </table:table-cell>
          <table:table-cell table:style-name="ce56" office:value-type="float" office:value="787" calcext:value-type="float">
            <text:p><text:s text:c="3"/>787</text:p>
          </table:table-cell>
          <table:table-cell table:style-name="ce106" office:value-type="float" office:value="485" calcext:value-type="float">
            <text:p><text:s text:c="3"/>485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956" calcext:value-type="float">
            <text:p><text:s text:c="3"/>956</text:p>
          </table:table-cell>
          <table:table-cell table:style-name="ce56" office:value-type="float" office:value="467" calcext:value-type="float">
            <text:p><text:s text:c="3"/>46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5114" calcext:value-type="float">
            <text:p><text:s text:c="3"/>5,114</text:p>
          </table:table-cell>
          <table:table-cell table:style-name="ce102" office:value-type="float" office:value="4285" calcext:value-type="float">
            <text:p><text:s text:c="3"/>4,285</text:p>
          </table:table-cell>
          <table:table-cell table:style-name="ce104" office:value-type="float" office:value="753" calcext:value-type="float">
            <text:p><text:s text:c="3"/>753</text:p>
          </table:table-cell>
          <table:table-cell table:style-name="ce104" office:value-type="float" office:value="246" calcext:value-type="float">
            <text:p><text:s text:c="3"/>246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464" calcext:value-type="float">
            <text:p><text:s text:c="3"/>2,464</text:p>
          </table:table-cell>
          <table:table-cell table:style-name="ce56" office:value-type="float" office:value="1996" calcext:value-type="float">
            <text:p><text:s text:c="3"/>1,996</text:p>
          </table:table-cell>
          <table:table-cell table:style-name="ce56" office:value-type="float" office:value="504" calcext:value-type="float">
            <text:p><text:s text:c="3"/>504</text:p>
          </table:table-cell>
          <table:table-cell table:style-name="ce105" office:value-type="float" office:value="255" calcext:value-type="float">
            <text:p><text:s text:c="3"/>255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170" calcext:value-type="float">
            <text:p><text:s text:c="3"/>1,170</text:p>
          </table:table-cell>
          <table:table-cell table:style-name="ce45" office:value-type="float" office:value="948" calcext:value-type="float">
            <text:p><text:s text:c="3"/>948</text:p>
          </table:table-cell>
          <table:table-cell table:style-name="ce56" office:value-type="float" office:value="271" calcext:value-type="float">
            <text:p><text:s text:c="3"/>271</text:p>
          </table:table-cell>
          <table:table-cell table:style-name="ce106" office:value-type="float" office:value="155" calcext:value-type="float">
            <text:p><text:s text:c="3"/>155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237" calcext:value-type="float">
            <text:p><text:s text:c="3"/>237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94" calcext:value-type="float">
            <text:p><text:s text:c="3"/>1,294</text:p>
          </table:table-cell>
          <table:table-cell table:style-name="ce102" office:value-type="float" office:value="1048" calcext:value-type="float">
            <text:p><text:s text:c="3"/>1,048</text:p>
          </table:table-cell>
          <table:table-cell table:style-name="ce104" office:value-type="float" office:value="233" calcext:value-type="float">
            <text:p><text:s text:c="3"/>233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07" calcext:value-type="float">
            <text:p><text:s text:c="3"/>1,707</text:p>
          </table:table-cell>
          <table:table-cell table:style-name="ce56" office:value-type="float" office:value="1760" calcext:value-type="float">
            <text:p><text:s text:c="3"/>1,760</text:p>
          </table:table-cell>
          <table:table-cell table:style-name="ce56" office:value-type="float" office:value="405" calcext:value-type="float">
            <text:p><text:s text:c="3"/>405</text:p>
          </table:table-cell>
          <table:table-cell table:style-name="ce105" office:value-type="float" office:value="297" calcext:value-type="float">
            <text:p><text:s text:c="3"/>297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99" calcext:value-type="float">
            <text:p><text:s text:c="3"/>799</text:p>
          </table:table-cell>
          <table:table-cell table:style-name="ce45" office:value-type="float" office:value="789" calcext:value-type="float">
            <text:p><text:s text:c="3"/>789</text:p>
          </table:table-cell>
          <table:table-cell table:style-name="ce56" office:value-type="float" office:value="219" calcext:value-type="float">
            <text:p><text:s text:c="3"/>219</text:p>
          </table:table-cell>
          <table:table-cell table:style-name="ce106" office:value-type="float" office:value="185" calcext:value-type="float">
            <text:p><text:s text:c="3"/>18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61" calcext:value-type="float">
            <text:p><text:s text:c="3"/>261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08" calcext:value-type="float">
            <text:p><text:s text:c="3"/>908</text:p>
          </table:table-cell>
          <table:table-cell table:style-name="ce102" office:value-type="float" office:value="971" calcext:value-type="float">
            <text:p><text:s text:c="3"/>971</text:p>
          </table:table-cell>
          <table:table-cell table:style-name="ce104" office:value-type="float" office:value="186" calcext:value-type="float">
            <text:p><text:s text:c="3"/>186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655" calcext:value-type="float">
            <text:p><text:s text:c="3"/>5,655</text:p>
          </table:table-cell>
          <table:table-cell table:style-name="ce56" office:value-type="float" office:value="5704" calcext:value-type="float">
            <text:p><text:s text:c="3"/>5,704</text:p>
          </table:table-cell>
          <table:table-cell table:style-name="ce56" office:value-type="float" office:value="1154" calcext:value-type="float">
            <text:p><text:s text:c="3"/>1,154</text:p>
          </table:table-cell>
          <table:table-cell table:style-name="ce105" office:value-type="float" office:value="680" calcext:value-type="float">
            <text:p><text:s text:c="3"/>680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536" calcext:value-type="float">
            <text:p><text:s text:c="3"/>2,536</text:p>
          </table:table-cell>
          <table:table-cell table:style-name="ce45" office:value-type="float" office:value="2586" calcext:value-type="float">
            <text:p><text:s text:c="3"/>2,586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106" office:value-type="float" office:value="414" calcext:value-type="float">
            <text:p><text:s text:c="3"/>414</text:p>
          </table:table-cell>
          <table:table-cell table:number-columns-repeated="2" table:style-name="ce106" office:value-type="float" office:value="9" calcext:value-type="float">
            <text:p><text:s text:c="3"/>9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694" calcext:value-type="float">
            <text:p><text:s text:c="3"/>694</text:p>
          </table:table-cell>
          <table:table-cell table:style-name="ce56" office:value-type="float" office:value="301" calcext:value-type="float">
            <text:p><text:s text:c="3"/>30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119" calcext:value-type="float">
            <text:p><text:s text:c="3"/>3,119</text:p>
          </table:table-cell>
          <table:table-cell table:style-name="ce102" office:value-type="float" office:value="3118" calcext:value-type="float">
            <text:p><text:s text:c="3"/>3,118</text:p>
          </table:table-cell>
          <table:table-cell table:style-name="ce104" office:value-type="float" office:value="555" calcext:value-type="float">
            <text:p><text:s text:c="3"/>555</text:p>
          </table:table-cell>
          <table:table-cell table:style-name="ce104" office:value-type="float" office:value="266" calcext:value-type="float">
            <text:p><text:s text:c="3"/>266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340" calcext:value-type="float">
            <text:p><text:s text:c="3"/>3,340</text:p>
          </table:table-cell>
          <table:table-cell table:style-name="ce56" office:value-type="float" office:value="3892" calcext:value-type="float">
            <text:p><text:s text:c="3"/>3,892</text:p>
          </table:table-cell>
          <table:table-cell table:style-name="ce56" office:value-type="float" office:value="1019" calcext:value-type="float">
            <text:p><text:s text:c="3"/>1,019</text:p>
          </table:table-cell>
          <table:table-cell table:style-name="ce105" office:value-type="float" office:value="682" calcext:value-type="float">
            <text:p><text:s text:c="3"/>682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452" calcext:value-type="float">
            <text:p><text:s text:c="3"/>1,452</text:p>
          </table:table-cell>
          <table:table-cell table:style-name="ce45" office:value-type="float" office:value="1757" calcext:value-type="float">
            <text:p><text:s text:c="3"/>1,757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106" office:value-type="float" office:value="401" calcext:value-type="float">
            <text:p><text:s text:c="3"/>401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499" calcext:value-type="float">
            <text:p><text:s text:c="3"/>499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888" calcext:value-type="float">
            <text:p><text:s text:c="3"/>1,888</text:p>
          </table:table-cell>
          <table:table-cell table:style-name="ce102" office:value-type="float" office:value="2135" calcext:value-type="float">
            <text:p><text:s text:c="3"/>2,135</text:p>
          </table:table-cell>
          <table:table-cell table:style-name="ce104" office:value-type="float" office:value="485" calcext:value-type="float">
            <text:p><text:s text:c="3"/>485</text:p>
          </table:table-cell>
          <table:table-cell table:style-name="ce104" office:value-type="float" office:value="281" calcext:value-type="float">
            <text:p><text:s text:c="3"/>28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98" calcext:value-type="float">
            <text:p><text:s text:c="3"/>1,498</text:p>
          </table:table-cell>
          <table:table-cell table:style-name="ce56" office:value-type="float" office:value="1798" calcext:value-type="float">
            <text:p><text:s text:c="3"/>1,798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105" office:value-type="float" office:value="358" calcext:value-type="float">
            <text:p><text:s text:c="3"/>358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81" calcext:value-type="float">
            <text:p><text:s text:c="3"/>681</text:p>
          </table:table-cell>
          <table:table-cell table:style-name="ce45" office:value-type="float" office:value="838" calcext:value-type="float">
            <text:p><text:s text:c="3"/>838</text:p>
          </table:table-cell>
          <table:table-cell table:style-name="ce56" office:value-type="float" office:value="158" calcext:value-type="float">
            <text:p><text:s text:c="3"/>158</text:p>
          </table:table-cell>
          <table:table-cell table:style-name="ce106" office:value-type="float" office:value="218" calcext:value-type="float">
            <text:p><text:s text:c="3"/>218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95" calcext:value-type="float">
            <text:p><text:s text:c="3"/>195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17" calcext:value-type="float">
            <text:p><text:s text:c="3"/>817</text:p>
          </table:table-cell>
          <table:table-cell table:style-name="ce102" office:value-type="float" office:value="960" calcext:value-type="float">
            <text:p><text:s text:c="3"/>960</text:p>
          </table:table-cell>
          <table:table-cell table:style-name="ce104" office:value-type="float" office:value="152" calcext:value-type="float">
            <text:p><text:s text:c="3"/>152</text:p>
          </table:table-cell>
          <table:table-cell table:style-name="ce104" office:value-type="float" office:value="140" calcext:value-type="float">
            <text:p><text:s text:c="3"/>14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60" calcext:value-type="float">
            <text:p><text:s text:c="3"/>2,060</text:p>
          </table:table-cell>
          <table:table-cell table:style-name="ce56" office:value-type="float" office:value="2400" calcext:value-type="float">
            <text:p><text:s text:c="3"/>2,400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105" office:value-type="float" office:value="502" calcext:value-type="float">
            <text:p><text:s text:c="3"/>50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09" calcext:value-type="float">
            <text:p><text:s text:c="3"/>909</text:p>
          </table:table-cell>
          <table:table-cell table:style-name="ce45" office:value-type="float" office:value="1052" calcext:value-type="float">
            <text:p><text:s text:c="3"/>1,052</text:p>
          </table:table-cell>
          <table:table-cell table:style-name="ce56" office:value-type="float" office:value="285" calcext:value-type="float">
            <text:p><text:s text:c="3"/>285</text:p>
          </table:table-cell>
          <table:table-cell table:style-name="ce106" office:value-type="float" office:value="314" calcext:value-type="float">
            <text:p><text:s text:c="3"/>314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270" calcext:value-type="float">
            <text:p><text:s text:c="3"/>270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51" calcext:value-type="float">
            <text:p><text:s text:c="3"/>1,151</text:p>
          </table:table-cell>
          <table:table-cell table:style-name="ce102" office:value-type="float" office:value="1348" calcext:value-type="float">
            <text:p><text:s text:c="3"/>1,348</text:p>
          </table:table-cell>
          <table:table-cell table:style-name="ce104" office:value-type="float" office:value="253" calcext:value-type="float">
            <text:p><text:s text:c="3"/>253</text:p>
          </table:table-cell>
          <table:table-cell table:style-name="ce104" office:value-type="float" office:value="188" calcext:value-type="float">
            <text:p><text:s text:c="3"/>18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72" calcext:value-type="float">
            <text:p><text:s text:c="3"/>1,872</text:p>
          </table:table-cell>
          <table:table-cell table:style-name="ce56" office:value-type="float" office:value="1972" calcext:value-type="float">
            <text:p><text:s text:c="3"/>1,972</text:p>
          </table:table-cell>
          <table:table-cell table:style-name="ce56" office:value-type="float" office:value="355" calcext:value-type="float">
            <text:p><text:s text:c="3"/>355</text:p>
          </table:table-cell>
          <table:table-cell table:style-name="ce105" office:value-type="float" office:value="357" calcext:value-type="float">
            <text:p><text:s text:c="3"/>357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21" calcext:value-type="float">
            <text:p><text:s text:c="3"/>821</text:p>
          </table:table-cell>
          <table:table-cell table:style-name="ce45" office:value-type="float" office:value="893" calcext:value-type="float">
            <text:p><text:s text:c="3"/>893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106" office:value-type="float" office:value="203" calcext:value-type="float">
            <text:p><text:s text:c="3"/>203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23" calcext:value-type="float">
            <text:p><text:s text:c="3"/>223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51" calcext:value-type="float">
            <text:p><text:s text:c="3"/>1,051</text:p>
          </table:table-cell>
          <table:table-cell table:style-name="ce102" office:value-type="float" office:value="1079" calcext:value-type="float">
            <text:p><text:s text:c="3"/>1,079</text:p>
          </table:table-cell>
          <table:table-cell table:style-name="ce104" office:value-type="float" office:value="152" calcext:value-type="float">
            <text:p><text:s text:c="3"/>152</text:p>
          </table:table-cell>
          <table:table-cell table:style-name="ce104" office:value-type="float" office:value="154" calcext:value-type="float">
            <text:p><text:s text:c="3"/>15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524" calcext:value-type="float">
            <text:p><text:s text:c="3"/>3,524</text:p>
          </table:table-cell>
          <table:table-cell table:style-name="ce56" office:value-type="float" office:value="3726" calcext:value-type="float">
            <text:p><text:s text:c="3"/>3,726</text:p>
          </table:table-cell>
          <table:table-cell table:style-name="ce56" office:value-type="float" office:value="686" calcext:value-type="float">
            <text:p><text:s text:c="3"/>686</text:p>
          </table:table-cell>
          <table:table-cell table:style-name="ce105" office:value-type="float" office:value="663" calcext:value-type="float">
            <text:p><text:s text:c="3"/>663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549" calcext:value-type="float">
            <text:p><text:s text:c="3"/>1,549</text:p>
          </table:table-cell>
          <table:table-cell table:style-name="ce45" office:value-type="float" office:value="1684" calcext:value-type="float">
            <text:p><text:s text:c="3"/>1,684</text:p>
          </table:table-cell>
          <table:table-cell table:style-name="ce56" office:value-type="float" office:value="338" calcext:value-type="float">
            <text:p><text:s text:c="3"/>338</text:p>
          </table:table-cell>
          <table:table-cell table:style-name="ce106" office:value-type="float" office:value="390" calcext:value-type="float">
            <text:p><text:s text:c="3"/>390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81" calcext:value-type="float">
            <text:p><text:s text:c="3"/>381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75" calcext:value-type="float">
            <text:p><text:s text:c="3"/>1,975</text:p>
          </table:table-cell>
          <table:table-cell table:style-name="ce102" office:value-type="float" office:value="2042" calcext:value-type="float">
            <text:p><text:s text:c="3"/>2,042</text:p>
          </table:table-cell>
          <table:table-cell table:style-name="ce104" office:value-type="float" office:value="348" calcext:value-type="float">
            <text:p><text:s text:c="3"/>348</text:p>
          </table:table-cell>
          <table:table-cell table:style-name="ce104" office:value-type="float" office:value="273" calcext:value-type="float">
            <text:p><text:s text:c="3"/>273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189" calcext:value-type="float">
            <text:p><text:s text:c="3"/>5,189</text:p>
          </table:table-cell>
          <table:table-cell table:style-name="ce56" office:value-type="float" office:value="5414" calcext:value-type="float">
            <text:p><text:s text:c="3"/>5,414</text:p>
          </table:table-cell>
          <table:table-cell table:style-name="ce56" office:value-type="float" office:value="920" calcext:value-type="float">
            <text:p><text:s text:c="3"/>920</text:p>
          </table:table-cell>
          <table:table-cell table:style-name="ce105" office:value-type="float" office:value="697" calcext:value-type="float">
            <text:p><text:s text:c="3"/>697</text:p>
          </table:table-cell>
          <table:table-cell table:style-name="ce105" office:value-type="float" office:value="32" calcext:value-type="float">
            <text:p><text:s text:c="3"/>3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400" calcext:value-type="float">
            <text:p><text:s text:c="3"/>2,400</text:p>
          </table:table-cell>
          <table:table-cell table:style-name="ce45" office:value-type="float" office:value="2518" calcext:value-type="float">
            <text:p><text:s text:c="3"/>2,518</text:p>
          </table:table-cell>
          <table:table-cell table:style-name="ce56" office:value-type="float" office:value="455" calcext:value-type="float">
            <text:p><text:s text:c="3"/>455</text:p>
          </table:table-cell>
          <table:table-cell table:style-name="ce106" office:value-type="float" office:value="432" calcext:value-type="float">
            <text:p><text:s text:c="3"/>432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529" calcext:value-type="float">
            <text:p><text:s text:c="3"/>529</text:p>
          </table:table-cell>
          <table:table-cell table:style-name="ce56" office:value-type="float" office:value="283" calcext:value-type="float">
            <text:p><text:s text:c="3"/>28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789" calcext:value-type="float">
            <text:p><text:s text:c="3"/>2,789</text:p>
          </table:table-cell>
          <table:table-cell table:style-name="ce102" office:value-type="float" office:value="2896" calcext:value-type="float">
            <text:p><text:s text:c="3"/>2,896</text:p>
          </table:table-cell>
          <table:table-cell table:style-name="ce104" office:value-type="float" office:value="465" calcext:value-type="float">
            <text:p><text:s text:c="3"/>465</text:p>
          </table:table-cell>
          <table:table-cell table:style-name="ce104" office:value-type="float" office:value="265" calcext:value-type="float">
            <text:p><text:s text:c="3"/>265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992" calcext:value-type="float">
            <text:p><text:s text:c="3"/>2,992</text:p>
          </table:table-cell>
          <table:table-cell table:style-name="ce56" office:value-type="float" office:value="3469" calcext:value-type="float">
            <text:p><text:s text:c="3"/>3,469</text:p>
          </table:table-cell>
          <table:table-cell table:style-name="ce56" office:value-type="float" office:value="574" calcext:value-type="float">
            <text:p><text:s text:c="3"/>574</text:p>
          </table:table-cell>
          <table:table-cell table:style-name="ce105" office:value-type="float" office:value="650" calcext:value-type="float">
            <text:p><text:s text:c="3"/>650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340" calcext:value-type="float">
            <text:p><text:s text:c="3"/>1,340</text:p>
          </table:table-cell>
          <table:table-cell table:style-name="ce45" office:value-type="float" office:value="1586" calcext:value-type="float">
            <text:p><text:s text:c="3"/>1,586</text:p>
          </table:table-cell>
          <table:table-cell table:style-name="ce56" office:value-type="float" office:value="307" calcext:value-type="float">
            <text:p><text:s text:c="3"/>307</text:p>
          </table:table-cell>
          <table:table-cell table:style-name="ce106" office:value-type="float" office:value="429" calcext:value-type="float">
            <text:p><text:s text:c="3"/>42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11" calcext:value-type="float">
            <text:p><text:s text:c="3"/>311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652" calcext:value-type="float">
            <text:p><text:s text:c="3"/>1,652</text:p>
          </table:table-cell>
          <table:table-cell table:style-name="ce102" office:value-type="float" office:value="1883" calcext:value-type="float">
            <text:p><text:s text:c="3"/>1,883</text:p>
          </table:table-cell>
          <table:table-cell table:style-name="ce104" office:value-type="float" office:value="267" calcext:value-type="float">
            <text:p><text:s text:c="3"/>267</text:p>
          </table:table-cell>
          <table:table-cell table:style-name="ce104" office:value-type="float" office:value="221" calcext:value-type="float">
            <text:p><text:s text:c="3"/>22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862" calcext:value-type="float">
            <text:p><text:s text:c="3"/>862</text:p>
          </table:table-cell>
          <table:table-cell table:style-name="ce56" office:value-type="float" office:value="1014" calcext:value-type="float">
            <text:p><text:s text:c="3"/>1,014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105" office:value-type="float" office:value="168" calcext:value-type="float">
            <text:p><text:s text:c="3"/>168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99" calcext:value-type="float">
            <text:p><text:s text:c="3"/>399</text:p>
          </table:table-cell>
          <table:table-cell table:style-name="ce45" office:value-type="float" office:value="495" calcext:value-type="float">
            <text:p><text:s text:c="3"/>495</text:p>
          </table:table-cell>
          <table:table-cell table:style-name="ce56" office:value-type="float" office:value="95" calcext:value-type="float">
            <text:p><text:s text:c="3"/>95</text:p>
          </table:table-cell>
          <table:table-cell table:style-name="ce106" office:value-type="float" office:value="119" calcext:value-type="float">
            <text:p><text:s text:c="3"/>119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93" calcext:value-type="float">
            <text:p><text:s text:c="3"/>93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63" calcext:value-type="float">
            <text:p><text:s text:c="3"/>463</text:p>
          </table:table-cell>
          <table:table-cell table:style-name="ce102" office:value-type="float" office:value="519" calcext:value-type="float">
            <text:p><text:s text:c="3"/>519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44" calcext:value-type="float">
            <text:p><text:s text:c="3"/>1,744</text:p>
          </table:table-cell>
          <table:table-cell table:style-name="ce56" office:value-type="float" office:value="1863" calcext:value-type="float">
            <text:p><text:s text:c="3"/>1,863</text:p>
          </table:table-cell>
          <table:table-cell table:style-name="ce56" office:value-type="float" office:value="219" calcext:value-type="float">
            <text:p><text:s text:c="3"/>219</text:p>
          </table:table-cell>
          <table:table-cell table:style-name="ce105" office:value-type="float" office:value="260" calcext:value-type="float">
            <text:p><text:s text:c="3"/>260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97" calcext:value-type="float">
            <text:p><text:s text:c="3"/>797</text:p>
          </table:table-cell>
          <table:table-cell table:style-name="ce45" office:value-type="float" office:value="852" calcext:value-type="float">
            <text:p><text:s text:c="3"/>852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106" office:value-type="float" office:value="168" calcext:value-type="float">
            <text:p><text:s text:c="3"/>168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49" calcext:value-type="float">
            <text:p><text:s text:c="3"/>149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47" calcext:value-type="float">
            <text:p><text:s text:c="3"/>947</text:p>
          </table:table-cell>
          <table:table-cell table:style-name="ce102" office:value-type="float" office:value="1011" calcext:value-type="float">
            <text:p><text:s text:c="3"/>1,011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38" calcext:value-type="float">
            <text:p><text:s text:c="3"/>438</text:p>
          </table:table-cell>
          <table:table-cell table:style-name="ce56" office:value-type="float" office:value="386" calcext:value-type="float">
            <text:p><text:s text:c="3"/>386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105" office:value-type="float" office:value="40" calcext:value-type="float">
            <text:p><text:s text:c="3"/>4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15" calcext:value-type="float">
            <text:p><text:s text:c="3"/>215</text:p>
          </table:table-cell>
          <table:table-cell table:style-name="ce45" office:value-type="float" office:value="197" calcext:value-type="float">
            <text:p><text:s text:c="3"/>197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1" calcext:value-type="float">
            <text:p><text:s text:c="3"/>3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23" calcext:value-type="float">
            <text:p><text:s text:c="3"/>223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66" calcext:value-type="float">
            <text:p><text:s text:c="3"/>2,266</text:p>
          </table:table-cell>
          <table:table-cell table:style-name="ce56" office:value-type="float" office:value="2329" calcext:value-type="float">
            <text:p><text:s text:c="3"/>2,329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105" office:value-type="float" office:value="197" calcext:value-type="float">
            <text:p><text:s text:c="3"/>19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40" calcext:value-type="float">
            <text:p><text:s text:c="3"/>1,040</text:p>
          </table:table-cell>
          <table:table-cell table:style-name="ce45" office:value-type="float" office:value="1043" calcext:value-type="float">
            <text:p><text:s text:c="3"/>1,043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106" office:value-type="float" office:value="125" calcext:value-type="float">
            <text:p><text:s text:c="3"/>12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52" calcext:value-type="float">
            <text:p><text:s text:c="3"/>152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26" calcext:value-type="float">
            <text:p><text:s text:c="3"/>1,226</text:p>
          </table:table-cell>
          <table:table-cell table:style-name="ce102" office:value-type="float" office:value="1286" calcext:value-type="float">
            <text:p><text:s text:c="3"/>1,286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393" calcext:value-type="float">
            <text:p><text:s text:c="3"/>2,393</text:p>
          </table:table-cell>
          <table:table-cell table:style-name="ce56" office:value-type="float" office:value="2240" calcext:value-type="float">
            <text:p><text:s text:c="3"/>2,240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105" office:value-type="float" office:value="174" calcext:value-type="float">
            <text:p><text:s text:c="3"/>17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144" calcext:value-type="float">
            <text:p><text:s text:c="3"/>1,144</text:p>
          </table:table-cell>
          <table:table-cell table:style-name="ce45" office:value-type="float" office:value="1035" calcext:value-type="float">
            <text:p><text:s text:c="3"/>1,035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106" office:value-type="float" office:value="101" calcext:value-type="float">
            <text:p><text:s text:c="3"/>10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49" calcext:value-type="float">
            <text:p><text:s text:c="3"/>1,249</text:p>
          </table:table-cell>
          <table:table-cell table:style-name="ce102" office:value-type="float" office:value="1205" calcext:value-type="float">
            <text:p><text:s text:c="3"/>1,205</text:p>
          </table:table-cell>
          <table:table-cell table:style-name="ce104" office:value-type="float" office:value="180" calcext:value-type="float">
            <text:p><text:s text:c="3"/>180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975" calcext:value-type="float">
            <text:p><text:s text:c="3"/>6,975</text:p>
          </table:table-cell>
          <table:table-cell table:style-name="ce56" office:value-type="float" office:value="6880" calcext:value-type="float">
            <text:p><text:s text:c="3"/>6,880</text:p>
          </table:table-cell>
          <table:table-cell table:style-name="ce56" office:value-type="float" office:value="698" calcext:value-type="float">
            <text:p><text:s text:c="3"/>698</text:p>
          </table:table-cell>
          <table:table-cell table:style-name="ce105" office:value-type="float" office:value="422" calcext:value-type="float">
            <text:p><text:s text:c="3"/>422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115" calcext:value-type="float">
            <text:p><text:s text:c="3"/>3,115</text:p>
          </table:table-cell>
          <table:table-cell table:style-name="ce45" office:value-type="float" office:value="3099" calcext:value-type="float">
            <text:p><text:s text:c="3"/>3,099</text:p>
          </table:table-cell>
          <table:table-cell table:style-name="ce56" office:value-type="float" office:value="382" calcext:value-type="float">
            <text:p><text:s text:c="3"/>382</text:p>
          </table:table-cell>
          <table:table-cell table:style-name="ce106" office:value-type="float" office:value="230" calcext:value-type="float">
            <text:p><text:s text:c="3"/>230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455" calcext:value-type="float">
            <text:p><text:s text:c="3"/>455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860" calcext:value-type="float">
            <text:p><text:s text:c="3"/>3,860</text:p>
          </table:table-cell>
          <table:table-cell table:style-name="ce102" office:value-type="float" office:value="3781" calcext:value-type="float">
            <text:p><text:s text:c="3"/>3,781</text:p>
          </table:table-cell>
          <table:table-cell table:style-name="ce104" office:value-type="float" office:value="316" calcext:value-type="float">
            <text:p><text:s text:c="3"/>316</text:p>
          </table:table-cell>
          <table:table-cell table:style-name="ce104" office:value-type="float" office:value="192" calcext:value-type="float">
            <text:p><text:s text:c="3"/>192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346" calcext:value-type="float">
            <text:p><text:s text:c="3"/>1,346</text:p>
          </table:table-cell>
          <table:table-cell table:style-name="ce56" office:value-type="float" office:value="1438" calcext:value-type="float">
            <text:p><text:s text:c="3"/>1,438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105" office:value-type="float" office:value="119" calcext:value-type="float">
            <text:p><text:s text:c="3"/>119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98" calcext:value-type="float">
            <text:p><text:s text:c="3"/>598</text:p>
          </table:table-cell>
          <table:table-cell table:style-name="ce45" office:value-type="float" office:value="646" calcext:value-type="float">
            <text:p><text:s text:c="3"/>646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106" office:value-type="float" office:value="69" calcext:value-type="float">
            <text:p><text:s text:c="3"/>6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81" calcext:value-type="float">
            <text:p><text:s text:c="3"/>81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748" calcext:value-type="float">
            <text:p><text:s text:c="3"/>748</text:p>
          </table:table-cell>
          <table:table-cell table:style-name="ce102" office:value-type="float" office:value="792" calcext:value-type="float">
            <text:p><text:s text:c="3"/>792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873" calcext:value-type="float">
            <text:p><text:s text:c="3"/>3,873</text:p>
          </table:table-cell>
          <table:table-cell table:style-name="ce56" office:value-type="float" office:value="3793" calcext:value-type="float">
            <text:p><text:s text:c="3"/>3,793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105" office:value-type="float" office:value="366" calcext:value-type="float">
            <text:p><text:s text:c="3"/>366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752" calcext:value-type="float">
            <text:p><text:s text:c="3"/>1,752</text:p>
          </table:table-cell>
          <table:table-cell table:style-name="ce45" office:value-type="float" office:value="1690" calcext:value-type="float">
            <text:p><text:s text:c="3"/>1,690</text:p>
          </table:table-cell>
          <table:table-cell table:style-name="ce56" office:value-type="float" office:value="259" calcext:value-type="float">
            <text:p><text:s text:c="3"/>259</text:p>
          </table:table-cell>
          <table:table-cell table:style-name="ce106" office:value-type="float" office:value="219" calcext:value-type="float">
            <text:p><text:s text:c="3"/>219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294" calcext:value-type="float">
            <text:p><text:s text:c="3"/>294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121" calcext:value-type="float">
            <text:p><text:s text:c="3"/>2,121</text:p>
          </table:table-cell>
          <table:table-cell table:style-name="ce102" office:value-type="float" office:value="2103" calcext:value-type="float">
            <text:p><text:s text:c="3"/>2,103</text:p>
          </table:table-cell>
          <table:table-cell table:style-name="ce104" office:value-type="float" office:value="246" calcext:value-type="float">
            <text:p><text:s text:c="3"/>246</text:p>
          </table:table-cell>
          <table:table-cell table:style-name="ce104" office:value-type="float" office:value="147" calcext:value-type="float">
            <text:p><text:s text:c="3"/>147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5866" calcext:value-type="float">
            <text:p><text:s text:c="3"/>15,866</text:p>
          </table:table-cell>
          <table:table-cell table:style-name="ce54" office:value-type="float" office:value="19476" calcext:value-type="float">
            <text:p><text:s text:c="3"/>19,476</text:p>
          </table:table-cell>
          <table:table-cell table:style-name="ce54" office:value-type="float" office:value="1620" calcext:value-type="float">
            <text:p><text:s text:c="3"/>1,620</text:p>
          </table:table-cell>
          <table:table-cell table:style-name="ce36" office:value-type="float" office:value="1191" calcext:value-type="float">
            <text:p><text:s text:c="3"/>1,191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8" calcext:value-type="float">
            <text:p><text:s text:c="3"/>8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7017" calcext:value-type="float">
            <text:p><text:s text:c="3"/>7,017</text:p>
          </table:table-cell>
          <table:table-cell table:style-name="ce39" office:value-type="float" office:value="8988" calcext:value-type="float">
            <text:p><text:s text:c="3"/>8,988</text:p>
          </table:table-cell>
          <table:table-cell table:style-name="ce54" office:value-type="float" office:value="837" calcext:value-type="float">
            <text:p><text:s text:c="3"/>837</text:p>
          </table:table-cell>
          <table:table-cell table:style-name="ce62" office:value-type="float" office:value="734" calcext:value-type="float">
            <text:p><text:s text:c="3"/>734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1217" calcext:value-type="float">
            <text:p><text:s text:c="3"/>1,217</text:p>
          </table:table-cell>
          <table:table-cell table:style-name="ce54" office:value-type="float" office:value="478" calcext:value-type="float">
            <text:p><text:s text:c="3"/>47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8849" calcext:value-type="float">
            <text:p><text:s text:c="3"/>8,849</text:p>
          </table:table-cell>
          <table:table-cell table:style-name="ce40" office:value-type="float" office:value="10488" calcext:value-type="float">
            <text:p><text:s text:c="3"/>10,488</text:p>
          </table:table-cell>
          <table:table-cell table:style-name="ce55" office:value-type="float" office:value="783" calcext:value-type="float">
            <text:p><text:s text:c="3"/>783</text:p>
          </table:table-cell>
          <table:table-cell table:style-name="ce55" office:value-type="float" office:value="457" calcext:value-type="float">
            <text:p><text:s text:c="3"/>457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932" calcext:value-type="float">
            <text:p><text:s text:c="3"/>8,932</text:p>
          </table:table-cell>
          <table:table-cell table:style-name="ce54" office:value-type="float" office:value="9174" calcext:value-type="float">
            <text:p><text:s text:c="3"/>9,174</text:p>
          </table:table-cell>
          <table:table-cell table:style-name="ce54" office:value-type="float" office:value="990" calcext:value-type="float">
            <text:p><text:s text:c="3"/>990</text:p>
          </table:table-cell>
          <table:table-cell table:style-name="ce36" office:value-type="float" office:value="763" calcext:value-type="float">
            <text:p><text:s text:c="3"/>763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8" calcext:value-type="float">
            <text:p><text:s text:c="3"/>8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4052" calcext:value-type="float">
            <text:p><text:s text:c="3"/>4,052</text:p>
          </table:table-cell>
          <table:table-cell table:style-name="ce39" office:value-type="float" office:value="4237" calcext:value-type="float">
            <text:p><text:s text:c="3"/>4,237</text:p>
          </table:table-cell>
          <table:table-cell table:style-name="ce54" office:value-type="float" office:value="514" calcext:value-type="float">
            <text:p><text:s text:c="3"/>514</text:p>
          </table:table-cell>
          <table:table-cell table:style-name="ce62" office:value-type="float" office:value="472" calcext:value-type="float">
            <text:p><text:s text:c="3"/>472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593" calcext:value-type="float">
            <text:p><text:s text:c="3"/>593</text:p>
          </table:table-cell>
          <table:table-cell table:style-name="ce54" office:value-type="float" office:value="362" calcext:value-type="float">
            <text:p><text:s text:c="3"/>36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880" calcext:value-type="float">
            <text:p><text:s text:c="3"/>4,880</text:p>
          </table:table-cell>
          <table:table-cell table:style-name="ce40" office:value-type="float" office:value="4937" calcext:value-type="float">
            <text:p><text:s text:c="3"/>4,937</text:p>
          </table:table-cell>
          <table:table-cell table:style-name="ce55" office:value-type="float" office:value="476" calcext:value-type="float">
            <text:p><text:s text:c="3"/>476</text:p>
          </table:table-cell>
          <table:table-cell table:style-name="ce55" office:value-type="float" office:value="291" calcext:value-type="float">
            <text:p><text:s text:c="3"/>29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4" calcext:value-type="float">
            <text:p><text:s text:c="3"/>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577" calcext:value-type="float">
            <text:p><text:s text:c="3"/>577</text:p>
          </table:table-cell>
          <table:table-cell table:style-name="ce54" office:value-type="float" office:value="520" calcext:value-type="float">
            <text:p><text:s text:c="3"/>520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280" calcext:value-type="float">
            <text:p><text:s text:c="3"/>280</text:p>
          </table:table-cell>
          <table:table-cell table:style-name="ce54" office:value-type="float" office:value="307" calcext:value-type="float">
            <text:p><text:s text:c="3"/>307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3" calcext:value-type="float">
            <text:p><text:s text:c="3"/>43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297" calcext:value-type="float">
            <text:p><text:s text:c="3"/>29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447" calcext:value-type="float">
            <text:p><text:s text:c="3"/>447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105" office:value-type="float" office:value="31" calcext:value-type="float">
            <text:p><text:s text:c="3"/>3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55" calcext:value-type="float">
            <text:p><text:s text:c="3"/>255</text:p>
          </table:table-cell>
          <table:table-cell table:style-name="ce45" office:value-type="float" office:value="260" calcext:value-type="float">
            <text:p><text:s text:c="3"/>260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2" calcext:value-type="float">
            <text:p><text:s text:c="3"/>42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279" calcext:value-type="float">
            <text:p><text:s text:c="3"/>279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45" office:value-type="float" office:value="47" calcext:value-type="float">
            <text:p><text:s text:c="3"/>47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10</text:span><text:span text:style-name="T6">月</text:span><text:span text:style-name="T7">7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0-07T11:26:18</meta:creation-date>
    <dc:creator>user</dc:creator>
    <dc:date>2008-10-07T11:26:59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